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T2_14" style:family="text">
      <style:text-properties fo:font-weight="bold" style:font-weight-asian="bold" style:font-weight-complex="bold"/>
    </style:style>
    <style:style style:name="T2_15" style:family="text">
      <style:text-properties fo:font-weight="bold" style:font-weight-asian="bold" style:font-weight-complex="bold"/>
    </style:style>
    <style:style style:name="T2_16" style:family="text">
      <style:text-properties fo:font-weight="bold" style:font-weight-asian="bold" style:font-weight-complex="bold"/>
    </style:style>
    <style:style style:name="T2_17" style:family="text">
      <style:text-properties fo:font-weight="bold" style:font-weight-asian="bold" style:font-weight-complex="bold"/>
    </style:style>
    <style:style style:name="T2_18" style:family="text">
      <style:text-properties fo:font-weight="bold" style:font-weight-asian="bold" style:font-weight-complex="bold"/>
    </style:style>
    <style:style style:name="T2_19" style:family="text">
      <style:text-properties fo:font-weight="bold" style:font-weight-asian="bold" style:font-weight-complex="bold"/>
    </style:style>
    <style:style style:name="T2_20" style:family="text">
      <style:text-properties fo:font-weight="bold" style:font-weight-asian="bold" style:font-weight-complex="bold"/>
    </style:style>
    <style:style style:name="T2_21" style:family="text">
      <style:text-properties fo:font-weight="bold" style:font-weight-asian="bold" style:font-weight-complex="bold"/>
    </style:style>
    <style:style style:name="T2_22" style:family="text">
      <style:text-properties fo:font-weight="bold" style:font-weight-asian="bold" style:font-weight-complex="bold"/>
    </style:style>
    <style:style style:name="T2_23" style:family="text">
      <style:text-properties fo:font-weight="bold" style:font-weight-asian="bold" style:font-weight-complex="bold"/>
    </style:style>
    <style:style style:name="T2_24" style:family="text">
      <style:text-properties fo:font-weight="bold" style:font-weight-asian="bold" style:font-weight-complex="bold"/>
    </style:style>
    <style:style style:name="T2_25" style:family="text">
      <style:text-properties fo:font-weight="bold" style:font-weight-asian="bold" style:font-weight-complex="bold"/>
    </style:style>
    <style:style style:name="T2_26" style:family="text">
      <style:text-properties fo:font-weight="bold" style:font-weight-asian="bold" style:font-weight-complex="bold"/>
    </style:style>
    <style:style style:name="T2_27" style:family="text">
      <style:text-properties fo:font-weight="bold" style:font-weight-asian="bold" style:font-weight-complex="bold"/>
    </style:style>
    <style:style style:name="T2_28" style:family="text">
      <style:text-properties fo:font-weight="bold" style:font-weight-asian="bold" style:font-weight-complex="bold"/>
    </style:style>
    <style:style style:name="T2_29" style:family="text">
      <style:text-properties fo:font-weight="bold" style:font-weight-asian="bold" style:font-weight-complex="bold"/>
    </style:style>
    <style:style style:name="T2_30" style:family="text">
      <style:text-properties fo:font-weight="bold" style:font-weight-asian="bold" style:font-weight-complex="bold"/>
    </style:style>
    <style:style style:name="T2_31" style:family="text">
      <style:text-properties fo:font-weight="bold" style:font-weight-asian="bold" style:font-weight-complex="bold"/>
    </style:style>
    <style:style style:name="T2_32" style:family="text">
      <style:text-properties fo:font-weight="bold" style:font-weight-asian="bold" style:font-weight-complex="bold"/>
    </style:style>
    <style:style style:name="T2_33" style:family="text">
      <style:text-properties fo:font-weight="bold" style:font-weight-asian="bold" style:font-weight-complex="bold"/>
    </style:style>
    <style:style style:name="T2_34" style:family="text">
      <style:text-properties fo:font-weight="bold" style:font-weight-asian="bold" style:font-weight-complex="bold"/>
    </style:style>
    <style:style style:name="T2_35" style:family="text">
      <style:text-properties fo:font-weight="bold" style:font-weight-asian="bold" style:font-weight-complex="bold"/>
    </style:style>
    <style:style style:name="T2_36" style:family="text">
      <style:text-properties fo:font-weight="bold" style:font-weight-asian="bold" style:font-weight-complex="bold"/>
    </style:style>
    <style:style style:name="T2_37" style:family="text">
      <style:text-properties fo:font-weight="bold" style:font-weight-asian="bold" style:font-weight-complex="bold"/>
    </style:style>
    <style:style style:name="T2_38" style:family="text">
      <style:text-properties fo:font-weight="bold" style:font-weight-asian="bold" style:font-weight-complex="bold"/>
    </style:style>
    <style:style style:name="T2_39" style:family="text">
      <style:text-properties fo:font-weight="bold" style:font-weight-asian="bold" style:font-weight-complex="bold"/>
    </style:style>
    <style:style style:name="T2_40" style:family="text">
      <style:text-properties fo:font-weight="bold" style:font-weight-asian="bold" style:font-weight-complex="bold"/>
    </style:style>
    <style:style style:name="T2_41" style:family="text">
      <style:text-properties fo:font-weight="bold" style:font-weight-asian="bold" style:font-weight-complex="bold"/>
    </style:style>
    <style:style style:name="T2_42" style:family="text">
      <style:text-properties fo:font-weight="bold" style:font-weight-asian="bold" style:font-weight-complex="bold"/>
    </style:style>
    <style:style style:name="T2_43" style:family="text">
      <style:text-properties fo:font-weight="bold" style:font-weight-asian="bold" style:font-weight-complex="bold"/>
    </style:style>
    <style:style style:name="T2_44" style:family="text">
      <style:text-properties fo:font-weight="bold" style:font-weight-asian="bold" style:font-weight-complex="bold"/>
    </style:style>
    <style:style style:name="T2_45" style:family="text">
      <style:text-properties fo:font-weight="bold" style:font-weight-asian="bold" style:font-weight-complex="bold"/>
    </style:style>
    <style:style style:name="T2_46" style:family="text">
      <style:text-properties fo:font-weight="bold" style:font-weight-asian="bold" style:font-weight-complex="bold"/>
    </style:style>
    <style:style style:name="T2_47" style:family="text">
      <style:text-properties fo:font-weight="bold" style:font-weight-asian="bold" style:font-weight-complex="bold"/>
    </style:style>
    <style:style style:name="T2_48" style:family="text">
      <style:text-properties fo:font-weight="bold" style:font-weight-asian="bold" style:font-weight-complex="bold"/>
    </style:style>
    <style:style style:name="T2_49" style:family="text">
      <style:text-properties fo:font-weight="bold" style:font-weight-asian="bold" style:font-weight-complex="bold"/>
    </style:style>
    <style:style style:name="T2_50" style:family="text">
      <style:text-properties fo:font-weight="bold" style:font-weight-asian="bold" style:font-weight-complex="bold"/>
    </style:style>
    <style:style style:name="T2_51" style:family="text">
      <style:text-properties fo:font-weight="bold" style:font-weight-asian="bold" style:font-weight-complex="bold"/>
    </style:style>
    <style:style style:name="T2_52" style:family="text">
      <style:text-properties fo:font-weight="bold" style:font-weight-asian="bold" style:font-weight-complex="bold"/>
    </style:style>
    <style:style style:name="T2_53" style:family="text">
      <style:text-properties fo:font-weight="bold" style:font-weight-asian="bold" style:font-weight-complex="bold"/>
    </style:style>
    <style:style style:name="T2_5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T3_12" style:family="text">
      <style:text-properties fo:font-weight="bold" style:font-weight-asian="bold" style:font-weight-complex="bold"/>
    </style:style>
    <style:style style:name="T3_13" style:family="text">
      <style:text-properties fo:font-weight="bold" style:font-weight-asian="bold" style:font-weight-complex="bold"/>
    </style:style>
    <style:style style:name="T3_14" style:family="text">
      <style:text-properties fo:font-weight="bold" style:font-weight-asian="bold" style:font-weight-complex="bold"/>
    </style:style>
    <style:style style:name="T3_15" style:family="text">
      <style:text-properties fo:font-weight="bold" style:font-weight-asian="bold" style:font-weight-complex="bold"/>
    </style:style>
    <style:style style:name="T3_16" style:family="text">
      <style:text-properties fo:font-weight="bold" style:font-weight-asian="bold" style:font-weight-complex="bold"/>
    </style:style>
    <style:style style:name="T3_17" style:family="text">
      <style:text-properties fo:font-weight="bold" style:font-weight-asian="bold" style:font-weight-complex="bold"/>
    </style:style>
    <style:style style:name="T3_18" style:family="text">
      <style:text-properties fo:font-weight="bold" style:font-weight-asian="bold" style:font-weight-complex="bold"/>
    </style:style>
    <style:style style:name="T3_19" style:family="text">
      <style:text-properties fo:font-weight="bold" style:font-weight-asian="bold" style:font-weight-complex="bold"/>
    </style:style>
    <style:style style:name="T3_20" style:family="text">
      <style:text-properties fo:font-weight="bold" style:font-weight-asian="bold" style:font-weight-complex="bold"/>
    </style:style>
    <style:style style:name="T3_21" style:family="text">
      <style:text-properties fo:font-weight="bold" style:font-weight-asian="bold" style:font-weight-complex="bold"/>
    </style:style>
    <style:style style:name="T3_22" style:family="text">
      <style:text-properties fo:font-weight="bold" style:font-weight-asian="bold" style:font-weight-complex="bold"/>
    </style:style>
    <style:style style:name="T3_23" style:family="text">
      <style:text-properties fo:font-weight="bold" style:font-weight-asian="bold" style:font-weight-complex="bold"/>
    </style:style>
    <style:style style:name="T3_24" style:family="text">
      <style:text-properties fo:font-weight="bold" style:font-weight-asian="bold" style:font-weight-complex="bold"/>
    </style:style>
    <style:style style:name="T3_25" style:family="text">
      <style:text-properties fo:font-weight="bold" style:font-weight-asian="bold" style:font-weight-complex="bold"/>
    </style:style>
    <style:style style:name="T3_26" style:family="text">
      <style:text-properties fo:font-weight="bold" style:font-weight-asian="bold" style:font-weight-complex="bold"/>
    </style:style>
    <style:style style:name="T3_27" style:family="text">
      <style:text-properties fo:font-weight="bold" style:font-weight-asian="bold" style:font-weight-complex="bold"/>
    </style:style>
    <style:style style:name="T3_28" style:family="text">
      <style:text-properties fo:font-weight="bold" style:font-weight-asian="bold" style:font-weight-complex="bold"/>
    </style:style>
    <style:style style:name="T3_29" style:family="text">
      <style:text-properties fo:font-weight="bold" style:font-weight-asian="bold" style:font-weight-complex="bold"/>
    </style:style>
    <style:style style:name="T3_30" style:family="text">
      <style:text-properties fo:font-weight="bold" style:font-weight-asian="bold" style:font-weight-complex="bold"/>
    </style:style>
    <style:style style:name="T3_31" style:family="text">
      <style:text-properties fo:font-weight="bold" style:font-weight-asian="bold" style:font-weight-complex="bold"/>
    </style:style>
    <style:style style:name="T3_32" style:family="text">
      <style:text-properties fo:font-weight="bold" style:font-weight-asian="bold" style:font-weight-complex="bold"/>
    </style:style>
    <style:style style:name="T3_33" style:family="text">
      <style:text-properties fo:font-weight="bold" style:font-weight-asian="bold" style:font-weight-complex="bold"/>
    </style:style>
    <style:style style:name="T3_34" style:family="text">
      <style:text-properties fo:font-weight="bold" style:font-weight-asian="bold" style:font-weight-complex="bold"/>
    </style:style>
    <style:style style:name="T3_35" style:family="text">
      <style:text-properties fo:font-weight="bold" style:font-weight-asian="bold" style:font-weight-complex="bold"/>
    </style:style>
    <style:style style:name="T3_36" style:family="text">
      <style:text-properties fo:font-weight="bold" style:font-weight-asian="bold" style:font-weight-complex="bold"/>
    </style:style>
    <style:style style:name="T3_37" style:family="text">
      <style:text-properties fo:font-weight="bold" style:font-weight-asian="bold" style:font-weight-complex="bold"/>
    </style:style>
    <style:style style:name="T3_38" style:family="text">
      <style:text-properties fo:font-weight="bold" style:font-weight-asian="bold" style:font-weight-complex="bold"/>
    </style:style>
    <style:style style:name="T3_39" style:family="text">
      <style:text-properties fo:font-weight="bold" style:font-weight-asian="bold" style:font-weight-complex="bold"/>
    </style:style>
    <style:style style:name="T3_40" style:family="text">
      <style:text-properties fo:font-weight="bold" style:font-weight-asian="bold" style:font-weight-complex="bold"/>
    </style:style>
    <style:style style:name="T3_41" style:family="text">
      <style:text-properties fo:font-weight="bold" style:font-weight-asian="bold" style:font-weight-complex="bold"/>
    </style:style>
    <style:style style:name="T3_42" style:family="text">
      <style:text-properties fo:font-weight="bold" style:font-weight-asian="bold" style:font-weight-complex="bold"/>
    </style:style>
    <style:style style:name="T3_43" style:family="text">
      <style:text-properties fo:font-weight="bold" style:font-weight-asian="bold" style:font-weight-complex="bold"/>
    </style:style>
    <style:style style:name="T3_44" style:family="text">
      <style:text-properties fo:font-weight="bold" style:font-weight-asian="bold" style:font-weight-complex="bold"/>
    </style:style>
    <style:style style:name="T3_45" style:family="text">
      <style:text-properties fo:font-weight="bold" style:font-weight-asian="bold" style:font-weight-complex="bold"/>
    </style:style>
    <style:style style:name="T3_46" style:family="text">
      <style:text-properties fo:font-weight="bold" style:font-weight-asian="bold" style:font-weight-complex="bold"/>
    </style:style>
    <style:style style:name="T3_47" style:family="text">
      <style:text-properties fo:font-weight="bold" style:font-weight-asian="bold" style:font-weight-complex="bold"/>
    </style:style>
    <style:style style:name="T3_48" style:family="text">
      <style:text-properties fo:font-weight="bold" style:font-weight-asian="bold" style:font-weight-complex="bold"/>
    </style:style>
    <style:style style:name="T3_49" style:family="text">
      <style:text-properties fo:font-weight="bold" style:font-weight-asian="bold" style:font-weight-complex="bold"/>
    </style:style>
    <style:style style:name="T3_50" style:family="text">
      <style:text-properties fo:font-weight="bold" style:font-weight-asian="bold" style:font-weight-complex="bold"/>
    </style:style>
    <style:style style:name="T3_51" style:family="text">
      <style:text-properties fo:font-weight="bold" style:font-weight-asian="bold" style:font-weight-complex="bold"/>
    </style:style>
    <style:style style:name="T3_52" style:family="text">
      <style:text-properties fo:font-weight="bold" style:font-weight-asian="bold" style:font-weight-complex="bold"/>
    </style:style>
    <style:style style:name="T3_53" style:family="text">
      <style:text-properties fo:font-weight="bold" style:font-weight-asian="bold" style:font-weight-complex="bold"/>
    </style:style>
    <style:style style:name="T3_54" style:family="text">
      <style:text-properties fo:font-weight="bold" style:font-weight-asian="bold" style:font-weight-complex="bold"/>
    </style:style>
    <style:style style:name="T3_55" style:family="text">
      <style:text-properties fo:font-weight="bold" style:font-weight-asian="bold" style:font-weight-complex="bold"/>
    </style:style>
    <style:style style:name="T3_56" style:family="text">
      <style:text-properties fo:font-weight="bold" style:font-weight-asian="bold" style:font-weight-complex="bold"/>
    </style:style>
    <style:style style:name="T3_57" style:family="text">
      <style:text-properties fo:font-weight="bold" style:font-weight-asian="bold" style:font-weight-complex="bold"/>
    </style:style>
    <style:style style:name="T3_58" style:family="text">
      <style:text-properties fo:font-weight="bold" style:font-weight-asian="bold" style:font-weight-complex="bold"/>
    </style:style>
    <style:style style:name="T3_59" style:family="text">
      <style:text-properties fo:font-weight="bold" style:font-weight-asian="bold" style:font-weight-complex="bold"/>
    </style:style>
    <style:style style:name="T3_60" style:family="text">
      <style:text-properties fo:font-weight="bold" style:font-weight-asian="bold" style:font-weight-complex="bold"/>
    </style:style>
    <style:style style:name="T3_61" style:family="text">
      <style:text-properties fo:font-weight="bold" style:font-weight-asian="bold" style:font-weight-complex="bold"/>
    </style:style>
    <style:style style:name="T3_62" style:family="text">
      <style:text-properties fo:font-weight="bold" style:font-weight-asian="bold" style:font-weight-complex="bold"/>
    </style:style>
    <style:style style:name="T3_63" style:family="text">
      <style:text-properties fo:font-weight="bold" style:font-weight-asian="bold" style:font-weight-complex="bold"/>
    </style:style>
    <style:style style:name="T3_64" style:family="text">
      <style:text-properties fo:font-weight="bold" style:font-weight-asian="bold" style:font-weight-complex="bold"/>
    </style:style>
    <style:style style:name="T3_65" style:family="text">
      <style:text-properties fo:font-weight="bold" style:font-weight-asian="bold" style:font-weight-complex="bold"/>
    </style:style>
    <style:style style:name="T3_66" style:family="text">
      <style:text-properties fo:font-weight="bold" style:font-weight-asian="bold" style:font-weight-complex="bold"/>
    </style:style>
    <style:style style:name="T3_67" style:family="text">
      <style:text-properties fo:font-weight="bold" style:font-weight-asian="bold" style:font-weight-complex="bold"/>
    </style:style>
    <style:style style:name="T3_68" style:family="text">
      <style:text-properties fo:font-weight="bold" style:font-weight-asian="bold" style:font-weight-complex="bold"/>
    </style:style>
    <style:style style:name="T3_69" style:family="text">
      <style:text-properties fo:font-weight="bold" style:font-weight-asian="bold" style:font-weight-complex="bold"/>
    </style:style>
    <style:style style:name="T3_70" style:family="text">
      <style:text-properties fo:font-weight="bold" style:font-weight-asian="bold" style:font-weight-complex="bold"/>
    </style:style>
    <style:style style:name="T3_71" style:family="text">
      <style:text-properties fo:font-weight="bold" style:font-weight-asian="bold" style:font-weight-complex="bold"/>
    </style:style>
    <style:style style:name="T3_72" style:family="text">
      <style:text-properties fo:font-weight="bold" style:font-weight-asian="bold" style:font-weight-complex="bold"/>
    </style:style>
    <style:style style:name="T3_73" style:family="text">
      <style:text-properties fo:font-weight="bold" style:font-weight-asian="bold" style:font-weight-complex="bold"/>
    </style:style>
    <style:style style:name="T3_74" style:family="text">
      <style:text-properties fo:font-weight="bold" style:font-weight-asian="bold" style:font-weight-complex="bold"/>
    </style:style>
    <style:style style:name="T3_75" style:family="text">
      <style:text-properties fo:font-weight="bold" style:font-weight-asian="bold" style:font-weight-complex="bold"/>
    </style:style>
    <style:style style:name="T3_76" style:family="text">
      <style:text-properties fo:font-weight="bold" style:font-weight-asian="bold" style:font-weight-complex="bold"/>
    </style:style>
    <style:style style:name="T3_77" style:family="text">
      <style:text-properties fo:font-weight="bold" style:font-weight-asian="bold" style:font-weight-complex="bold"/>
    </style:style>
    <style:style style:name="T3_78" style:family="text">
      <style:text-properties fo:font-weight="bold" style:font-weight-asian="bold" style:font-weight-complex="bold"/>
    </style:style>
    <style:style style:name="T3_79" style:family="text">
      <style:text-properties fo:font-weight="bold" style:font-weight-asian="bold" style:font-weight-complex="bold"/>
    </style:style>
    <style:style style:name="T3_80" style:family="text">
      <style:text-properties fo:font-weight="bold" style:font-weight-asian="bold" style:font-weight-complex="bold"/>
    </style:style>
    <style:style style:name="T3_81" style:family="text">
      <style:text-properties fo:font-weight="bold" style:font-weight-asian="bold" style:font-weight-complex="bold"/>
    </style:style>
    <style:style style:name="T3_82" style:family="text">
      <style:text-properties fo:font-weight="bold" style:font-weight-asian="bold" style:font-weight-complex="bold"/>
    </style:style>
    <style:style style:name="T3_83" style:family="text">
      <style:text-properties fo:font-weight="bold" style:font-weight-asian="bold" style:font-weight-complex="bold"/>
    </style:style>
    <style:style style:name="T3_84" style:family="text">
      <style:text-properties fo:font-weight="bold" style:font-weight-asian="bold" style:font-weight-complex="bold"/>
    </style:style>
    <style:style style:name="T3_85" style:family="text">
      <style:text-properties fo:font-weight="bold" style:font-weight-asian="bold" style:font-weight-complex="bold"/>
    </style:style>
    <style:style style:name="T3_86" style:family="text">
      <style:text-properties fo:font-weight="bold" style:font-weight-asian="bold" style:font-weight-complex="bold"/>
    </style:style>
    <style:style style:name="T3_87" style:family="text">
      <style:text-properties fo:font-weight="bold" style:font-weight-asian="bold" style:font-weight-complex="bold"/>
    </style:style>
    <style:style style:name="T3_88" style:family="text">
      <style:text-properties fo:font-weight="bold" style:font-weight-asian="bold" style:font-weight-complex="bold"/>
    </style:style>
    <style:style style:name="T3_89" style:family="text">
      <style:text-properties fo:font-weight="bold" style:font-weight-asian="bold" style:font-weight-complex="bold"/>
    </style:style>
    <style:style style:name="T3_90" style:family="text">
      <style:text-properties fo:font-weight="bold" style:font-weight-asian="bold" style:font-weight-complex="bold"/>
    </style:style>
    <style:style style:name="T3_91" style:family="text">
      <style:text-properties fo:font-weight="bold" style:font-weight-asian="bold" style:font-weight-complex="bold"/>
    </style:style>
    <style:style style:name="T3_92" style:family="text">
      <style:text-properties fo:font-weight="bold" style:font-weight-asian="bold" style:font-weight-complex="bold"/>
    </style:style>
    <style:style style:name="T3_93" style:family="text">
      <style:text-properties fo:font-weight="bold" style:font-weight-asian="bold" style:font-weight-complex="bold"/>
    </style:style>
    <style:style style:name="T3_94" style:family="text">
      <style:text-properties fo:font-weight="bold" style:font-weight-asian="bold" style:font-weight-complex="bold"/>
    </style:style>
    <style:style style:name="T3_95" style:family="text">
      <style:text-properties fo:font-weight="bold" style:font-weight-asian="bold" style:font-weight-complex="bold"/>
    </style:style>
    <style:style style:name="T3_96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>
      <style:text-properties fo:font-weight="bold" style:font-weight-asian="bold" style:font-weight-complex="bold"/>
    </style:style>
    <style:style style:name="T4_21" style:family="text">
      <style:text-properties fo:font-weight="bold" style:font-weight-asian="bold" style:font-weight-complex="bold"/>
    </style:style>
    <style:style style:name="T4_22" style:family="text">
      <style:text-properties fo:font-weight="bold" style:font-weight-asian="bold" style:font-weight-complex="bold"/>
    </style:style>
    <style:style style:name="T4_23" style:family="text">
      <style:text-properties fo:font-weight="bold" style:font-weight-asian="bold" style:font-weight-complex="bold"/>
    </style:style>
    <style:style style:name="T4_24" style:family="text">
      <style:text-properties fo:font-weight="bold" style:font-weight-asian="bold" style:font-weight-complex="bold"/>
    </style:style>
    <style:style style:name="T4_25" style:family="text">
      <style:text-properties fo:font-weight="bold" style:font-weight-asian="bold" style:font-weight-complex="bold"/>
    </style:style>
    <style:style style:name="T4_26" style:family="text">
      <style:text-properties fo:font-weight="bold" style:font-weight-asian="bold" style:font-weight-complex="bold"/>
    </style:style>
    <style:style style:name="T4_27" style:family="text">
      <style:text-properties fo:font-weight="bold" style:font-weight-asian="bold" style:font-weight-complex="bold"/>
    </style:style>
    <style:style style:name="T4_28" style:family="text">
      <style:text-properties fo:font-weight="bold" style:font-weight-asian="bold" style:font-weight-complex="bold"/>
    </style:style>
    <style:style style:name="T4_29" style:family="text">
      <style:text-properties fo:font-weight="bold" style:font-weight-asian="bold" style:font-weight-complex="bold"/>
    </style:style>
    <style:style style:name="T4_30" style:family="text">
      <style:text-properties fo:font-weight="bold" style:font-weight-asian="bold" style:font-weight-complex="bold"/>
    </style:style>
    <style:style style:name="T4_31" style:family="text">
      <style:text-properties fo:font-weight="bold" style:font-weight-asian="bold" style:font-weight-complex="bold"/>
    </style:style>
    <style:style style:name="T4_32" style:family="text">
      <style:text-properties fo:font-weight="bold" style:font-weight-asian="bold" style:font-weight-complex="bold"/>
    </style:style>
    <style:style style:name="T4_33" style:family="text">
      <style:text-properties fo:font-weight="bold" style:font-weight-asian="bold" style:font-weight-complex="bold"/>
    </style:style>
    <style:style style:name="T4_34" style:family="text">
      <style:text-properties fo:font-weight="bold" style:font-weight-asian="bold" style:font-weight-complex="bold"/>
    </style:style>
    <style:style style:name="T4_35" style:family="text">
      <style:text-properties fo:font-weight="bold" style:font-weight-asian="bold" style:font-weight-complex="bold"/>
    </style:style>
    <style:style style:name="T4_36" style:family="text">
      <style:text-properties fo:font-weight="bold" style:font-weight-asian="bold" style:font-weight-complex="bold"/>
    </style:style>
    <style:style style:name="T4_37" style:family="text">
      <style:text-properties fo:font-weight="bold" style:font-weight-asian="bold" style:font-weight-complex="bold"/>
    </style:style>
    <style:style style:name="T4_38" style:family="text">
      <style:text-properties fo:font-weight="bold" style:font-weight-asian="bold" style:font-weight-complex="bold"/>
    </style:style>
    <style:style style:name="T4_39" style:family="text">
      <style:text-properties fo:font-weight="bold" style:font-weight-asian="bold" style:font-weight-complex="bold"/>
    </style:style>
    <style:style style:name="T4_40" style:family="text">
      <style:text-properties fo:font-weight="bold" style:font-weight-asian="bold" style:font-weight-complex="bold"/>
    </style:style>
    <style:style style:name="T4_41" style:family="text">
      <style:text-properties fo:font-weight="bold" style:font-weight-asian="bold" style:font-weight-complex="bold"/>
    </style:style>
    <style:style style:name="T4_42" style:family="text">
      <style:text-properties fo:font-weight="bold" style:font-weight-asian="bold" style:font-weight-complex="bold"/>
    </style:style>
    <style:style style:name="T4_43" style:family="text">
      <style:text-properties fo:font-weight="bold" style:font-weight-asian="bold" style:font-weight-complex="bold"/>
    </style:style>
    <style:style style:name="T4_44" style:family="text">
      <style:text-properties fo:font-weight="bold" style:font-weight-asian="bold" style:font-weight-complex="bold"/>
    </style:style>
    <style:style style:name="T4_45" style:family="text">
      <style:text-properties fo:font-weight="bold" style:font-weight-asian="bold" style:font-weight-complex="bold"/>
    </style:style>
    <style:style style:name="T4_46" style:family="text">
      <style:text-properties fo:font-weight="bold" style:font-weight-asian="bold" style:font-weight-complex="bold"/>
    </style:style>
    <style:style style:name="T4_47" style:family="text">
      <style:text-properties fo:font-weight="bold" style:font-weight-asian="bold" style:font-weight-complex="bold"/>
    </style:style>
    <style:style style:name="T4_48" style:family="text">
      <style:text-properties fo:font-weight="bold" style:font-weight-asian="bold" style:font-weight-complex="bold"/>
    </style:style>
    <style:style style:name="T4_49" style:family="text">
      <style:text-properties fo:font-weight="bold" style:font-weight-asian="bold" style:font-weight-complex="bold"/>
    </style:style>
    <style:style style:name="T4_50" style:family="text">
      <style:text-properties fo:font-weight="bold" style:font-weight-asian="bold" style:font-weight-complex="bold"/>
    </style:style>
    <style:style style:name="T4_51" style:family="text">
      <style:text-properties fo:font-weight="bold" style:font-weight-asian="bold" style:font-weight-complex="bold"/>
    </style:style>
    <style:style style:name="T4_52" style:family="text">
      <style:text-properties fo:font-weight="bold" style:font-weight-asian="bold" style:font-weight-complex="bold"/>
    </style:style>
    <style:style style:name="T4_53" style:family="text">
      <style:text-properties fo:font-weight="bold" style:font-weight-asian="bold" style:font-weight-complex="bold"/>
    </style:style>
    <style:style style:name="T4_54" style:family="text">
      <style:text-properties fo:font-weight="bold" style:font-weight-asian="bold" style:font-weight-complex="bold"/>
    </style:style>
    <style:style style:name="T4_55" style:family="text">
      <style:text-properties fo:font-weight="bold" style:font-weight-asian="bold" style:font-weight-complex="bold"/>
    </style:style>
    <style:style style:name="T4_56" style:family="text">
      <style:text-properties fo:font-weight="bold" style:font-weight-asian="bold" style:font-weight-complex="bold"/>
    </style:style>
    <style:style style:name="T4_57" style:family="text">
      <style:text-properties fo:font-weight="bold" style:font-weight-asian="bold" style:font-weight-complex="bold"/>
    </style:style>
    <style:style style:name="T4_58" style:family="text">
      <style:text-properties fo:font-weight="bold" style:font-weight-asian="bold" style:font-weight-complex="bold"/>
    </style:style>
    <style:style style:name="T4_59" style:family="text">
      <style:text-properties fo:font-weight="bold" style:font-weight-asian="bold" style:font-weight-complex="bold"/>
    </style:style>
    <style:style style:name="T4_60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>
      <style:text-properties fo:font-weight="bold" style:font-weight-asian="bold" style:font-weight-complex="bold"/>
    </style:style>
    <style:style style:name="T5_39" style:family="text">
      <style:text-properties fo:font-weight="bold" style:font-weight-asian="bold" style:font-weight-complex="bold"/>
    </style:style>
    <style:style style:name="T5_40" style:family="text">
      <style:text-properties fo:font-weight="bold" style:font-weight-asian="bold" style:font-weight-complex="bold"/>
    </style:style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>
      <style:text-properties fo:font-weight="bold" style:font-weight-asian="bold" style:font-weight-complex="bold"/>
    </style:style>
    <style:style style:name="T5_45" style:family="text">
      <style:text-properties fo:font-weight="bold" style:font-weight-asian="bold" style:font-weight-complex="bold"/>
    </style:style>
    <style:style style:name="T5_46" style:family="text">
      <style:text-properties fo:font-weight="bold" style:font-weight-asian="bold" style:font-weight-complex="bold"/>
    </style:style>
    <style:style style:name="T5_47" style:family="text">
      <style:text-properties fo:font-weight="bold" style:font-weight-asian="bold" style:font-weight-complex="bold"/>
    </style:style>
    <style:style style:name="T5_48" style:family="text">
      <style:text-properties fo:font-weight="bold" style:font-weight-asian="bold" style:font-weight-complex="bold"/>
    </style:style>
    <style:style style:name="T5_49" style:family="text">
      <style:text-properties fo:font-weight="bold" style:font-weight-asian="bold" style:font-weight-complex="bold"/>
    </style:style>
    <style:style style:name="T5_50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T7_16" style:family="text">
      <style:text-properties fo:font-weight="bold" style:font-weight-asian="bold" style:font-weight-complex="bold"/>
    </style:style>
    <style:style style:name="T7_17" style:family="text">
      <style:text-properties fo:font-weight="bold" style:font-weight-asian="bold" style:font-weight-complex="bold"/>
    </style:style>
    <style:style style:name="T7_18" style:family="text">
      <style:text-properties fo:font-weight="bold" style:font-weight-asian="bold" style:font-weight-complex="bold"/>
    </style:style>
    <style:style style:name="T7_19" style:family="text">
      <style:text-properties fo:font-weight="bold" style:font-weight-asian="bold" style:font-weight-complex="bold"/>
    </style:style>
    <style:style style:name="T7_20" style:family="text">
      <style:text-properties fo:font-weight="bold" style:font-weight-asian="bold" style:font-weight-complex="bold"/>
    </style:style>
    <style:style style:name="T7_21" style:family="text">
      <style:text-properties fo:font-weight="bold" style:font-weight-asian="bold" style:font-weight-complex="bold"/>
    </style:style>
    <style:style style:name="T7_22" style:family="text">
      <style:text-properties fo:font-weight="bold" style:font-weight-asian="bold" style:font-weight-complex="bold"/>
    </style:style>
    <style:style style:name="T7_23" style:family="text">
      <style:text-properties fo:font-weight="bold" style:font-weight-asian="bold" style:font-weight-complex="bold"/>
    </style:style>
    <style:style style:name="T7_24" style:family="text">
      <style:text-properties fo:font-weight="bold" style:font-weight-asian="bold" style:font-weight-complex="bold"/>
    </style:style>
    <style:style style:name="T7_25" style:family="text">
      <style:text-properties fo:font-weight="bold" style:font-weight-asian="bold" style:font-weight-complex="bold"/>
    </style:style>
    <style:style style:name="T7_26" style:family="text">
      <style:text-properties fo:font-weight="bold" style:font-weight-asian="bold" style:font-weight-complex="bold"/>
    </style:style>
    <style:style style:name="T7_27" style:family="text">
      <style:text-properties fo:font-weight="bold" style:font-weight-asian="bold" style:font-weight-complex="bold"/>
    </style:style>
    <style:style style:name="T7_28" style:family="text">
      <style:text-properties fo:font-weight="bold" style:font-weight-asian="bold" style:font-weight-complex="bold"/>
    </style:style>
    <style:style style:name="T7_29" style:family="text">
      <style:text-properties fo:font-weight="bold" style:font-weight-asian="bold" style:font-weight-complex="bold"/>
    </style:style>
    <style:style style:name="T7_30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1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text-align="justify" fo:break-before="auto" fo:text-indent="1.27cm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P41" style:family="paragraph" style:parent-style-name="Standard">
      <style:paragraph-properties fo:text-align="justify" fo:break-before="auto" fo:text-indent="1.27cm" fo:line-height="115%" style:writing-mode="lr-tb"/>
    </style:style>
    <style:style style:name="P42" style:family="paragraph" style:parent-style-name="Standard">
      <style:paragraph-properties fo:text-align="justify" fo:break-before="auto" fo:text-indent="1.27cm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Heading_20_2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size="18pt" style:font-size-asian="18pt" style:font-size-complex="18pt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2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2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P58" style:family="paragraph" style:parent-style-name="Standard">
      <style:paragraph-properties fo:text-align="justify" fo:break-before="auto" fo:text-indent="1.27cm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P60" style:family="paragraph" style:parent-style-name="Standard">
      <style:paragraph-properties fo:text-align="justify" fo:break-before="auto" fo:text-indent="1.27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P62" style:family="paragraph" style:parent-style-name="Standard">
      <style:paragraph-properties fo:text-align="justify" fo:break-before="auto" fo:text-indent="1.27cm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Heading_20_2">
      <style:paragraph-properties fo:break-before="auto" fo:line-height="115%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6pt" style:font-size-asian="16pt" style:font-size-complex="16pt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Heading_20_1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P77" style:family="paragraph" style:parent-style-name="Heading_20_2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P92" style:family="paragraph" style:parent-style-name="Heading_20_2">
      <style:paragraph-properties fo:text-align="justify"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2">
      <style:paragraph-properties fo:text-align="justify" fo:break-before="auto" fo:line-height="115%" style:writing-mode="lr-tb"/>
    </style:style>
    <style:style style:name="P95" style:family="paragraph" style:parent-style-name="Heading_20_3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P98" style:family="paragraph" style:parent-style-name="Standard">
      <style:paragraph-properties fo:text-align="justify"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P99" style:family="paragraph" style:parent-style-name="Standard">
      <style:paragraph-properties fo:text-align="justify"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P100" style:family="paragraph" style:parent-style-name="Standard">
      <style:paragraph-properties fo:text-align="justify"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P101" style:family="paragraph" style:parent-style-name="Standard">
      <style:paragraph-properties fo:text-align="justify"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P10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P103" style:family="paragraph" style:parent-style-name="Heading_20_3">
      <style:paragraph-properties fo:text-align="justify"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text-align="justify" fo:break-before="auto" fo:line-height="115%" style:writing-mode="lr-tb"/>
    </style:style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P106" style:family="paragraph" style:parent-style-name="Standard">
      <style:paragraph-properties fo:text-align="justify"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text-align="justify"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P109" style:family="paragraph" style:parent-style-name="Standard">
      <style:paragraph-properties fo:text-align="justify"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P1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P111" style:family="paragraph" style:parent-style-name="Heading_20_3">
      <style:paragraph-properties fo:text-align="justify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Heading_20_1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2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Heading_20_2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Heading_20_2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Heading_20_2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2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P1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quisitos</text:span><text:span text:style-name="T1_2"><text:s/></text:span><text:span text:style-name="T1_3">Técnicos</text:span><text:span text:style-name="T1_4">:<text:s/></text:span></text:p>
      <text:p text:style-name="P2"><text:span text:style-name="T2_1">RT</text:span><text:span text:style-name="T2_2">-001:<text:s/></text:span><text:span text:style-name="T2_3">El</text:span><text:span text:style-name="T2_4"><text:s/></text:span><text:span text:style-name="T2_5">trabajo</text:span><text:span text:style-name="T2_6"><text:s/></text:span><text:span text:style-name="T2_7">contendrá</text:span><text:span text:style-name="T2_8"><text:s/></text:span><text:span text:style-name="T2_9">una</text:span><text:span text:style-name="T2_10"><text:s/></text:span><text:span text:style-name="T2_11">introducción</text:span><text:span text:style-name="T2_12"><text:s/></text:span><text:span text:style-name="T2_13">describiendo</text:span><text:span text:style-name="T2_14"><text:s/></text:span><text:span text:style-name="T2_15">el</text:span><text:span text:style-name="T2_16"><text:s/></text:span><text:span text:style-name="T2_17">alcance</text:span><text:span text:style-name="T2_18"><text:s/></text:span><text:span text:style-name="T2_19">del</text:span><text:span text:style-name="T2_20"><text:s/></text:span><text:span text:style-name="T2_21">documento</text:span><text:span text:style-name="T2_22"><text:s/></text:span><text:span text:style-name="T2_23">y</text:span><text:span text:style-name="T2_24"><text:s/></text:span><text:span text:style-name="T2_25">en</text:span><text:span text:style-name="T2_26"><text:s/></text:span><text:span text:style-name="T2_27">entorno</text:span><text:span text:style-name="T2_28">,<text:s/></text:span><text:span text:style-name="T2_29">ambiente</text:span><text:span text:style-name="T2_30">,<text:s/></text:span><text:span text:style-name="T2_31">sistema</text:span><text:span text:style-name="T2_32">,<text:s/></text:span><text:span text:style-name="T2_33">empresa</text:span><text:span text:style-name="T2_34"><text:s/></text:span><text:span text:style-name="T2_35">en</text:span><text:span text:style-name="T2_36"><text:s/></text:span><text:span text:style-name="T2_37">la</text:span><text:span text:style-name="T2_38"><text:s/></text:span><text:span text:style-name="T2_39">que</text:span><text:span text:style-name="T2_40"><text:s/></text:span><text:span text:style-name="T2_41">se</text:span><text:span text:style-name="T2_42"><text:s/></text:span><text:span text:style-name="T2_43">encuadra</text:span><text:span text:style-name="T2_44"><text:s/></text:span><text:span text:style-name="T2_45">el</text:span><text:span text:style-name="T2_46"><text:s/></text:span><text:span text:style-name="T2_47">problema</text:span><text:span text:style-name="T2_48"><text:s/></text:span><text:span text:style-name="T2_49">o</text:span><text:span text:style-name="T2_50"><text:s/></text:span><text:span text:style-name="T2_51">situación</text:span><text:span text:style-name="T2_52"><text:s/></text:span><text:span text:style-name="T2_53">actual</text:span><text:span text:style-name="T2_54">.<text:s/></text:span></text:p>
      <text:p text:style-name="P3"><text:span text:style-name="T3_1">RT</text:span><text:span text:style-name="T3_2">-002:<text:s/></text:span><text:span text:style-name="T3_3">El</text:span><text:span text:style-name="T3_4"><text:s/></text:span><text:span text:style-name="T3_5">trabajo</text:span><text:span text:style-name="T3_6"><text:s/></text:span><text:span text:style-name="T3_7">incluirá</text:span><text:span text:style-name="T3_8"><text:s/></text:span><text:span text:style-name="T3_9">una</text:span><text:span text:style-name="T3_10"><text:s/></text:span><text:span text:style-name="T3_11">descripción</text:span><text:span text:style-name="T3_12"><text:s/></text:span><text:span text:style-name="T3_13">de</text:span><text:span text:style-name="T3_14"><text:s/></text:span><text:span text:style-name="T3_15">los</text:span><text:span text:style-name="T3_16"><text:s/></text:span><text:span text:style-name="T3_17">objetivos</text:span><text:span text:style-name="T3_18"><text:s/></text:span><text:span text:style-name="T3_19">o</text:span><text:span text:style-name="T3_20"><text:s/></text:span><text:span text:style-name="T3_21">deseos</text:span><text:span text:style-name="T3_22"><text:s/></text:span><text:span text:style-name="T3_23">que</text:span><text:span text:style-name="T3_24"><text:s/></text:span><text:span text:style-name="T3_25">el</text:span><text:span text:style-name="T3_26"><text:s/></text:span><text:span text:style-name="T3_27">cliente</text:span><text:span text:style-name="T3_28"><text:s/></text:span><text:span text:style-name="T3_29">desea</text:span><text:span text:style-name="T3_30"><text:s/></text:span><text:span text:style-name="T3_31">alcanzar</text:span><text:span text:style-name="T3_32"><text:s/></text:span><text:span text:style-name="T3_33">por</text:span><text:span text:style-name="T3_34"><text:s/></text:span><text:span text:style-name="T3_35">la</text:span><text:span text:style-name="T3_36"><text:s/></text:span><text:span text:style-name="T3_37">implantación</text:span><text:span text:style-name="T3_38"><text:s/></text:span><text:span text:style-name="T3_39">de</text:span><text:span text:style-name="T3_40"><text:s/></text:span><text:span text:style-name="T3_41">un</text:span><text:span text:style-name="T3_42"><text:s/></text:span><text:span text:style-name="T3_43">sistema</text:span><text:span text:style-name="T3_44"><text:s/></text:span><text:span text:style-name="T3_45">automatizado</text:span><text:span text:style-name="T3_46">.<text:s/></text:span><text:span text:style-name="T3_47">En</text:span><text:span text:style-name="T3_48"><text:s/></text:span><text:span text:style-name="T3_49">esta</text:span><text:span text:style-name="T3_50"><text:s/></text:span><text:span text:style-name="T3_51">descripción</text:span><text:span text:style-name="T3_52"><text:s/></text:span><text:span text:style-name="T3_53">se</text:span><text:span text:style-name="T3_54"><text:s/></text:span><text:span text:style-name="T3_55">describirá</text:span><text:span text:style-name="T3_56"><text:s/></text:span><text:span text:style-name="T3_57">la</text:span><text:span text:style-name="T3_58"><text:s/></text:span><text:span text:style-name="T3_59">información</text:span><text:span text:style-name="T3_60"><text:s/></text:span><text:span text:style-name="T3_61">que</text:span><text:span text:style-name="T3_62"><text:s/></text:span><text:span text:style-name="T3_63">el</text:span><text:span text:style-name="T3_64"><text:s/></text:span><text:span text:style-name="T3_65">cliente</text:span><text:span text:style-name="T3_66"><text:s/></text:span><text:span text:style-name="T3_67">desea</text:span><text:span text:style-name="T3_68"><text:s/></text:span><text:span text:style-name="T3_69">manejar</text:span><text:span text:style-name="T3_70">,<text:s/></text:span><text:span text:style-name="T3_71">cómo</text:span><text:span text:style-name="T3_72"><text:s/></text:span><text:span text:style-name="T3_73">la</text:span><text:span text:style-name="T3_74"><text:s/></text:span><text:span text:style-name="T3_75">desea</text:span><text:span text:style-name="T3_76"><text:s/></text:span><text:span text:style-name="T3_77">manejar</text:span><text:span text:style-name="T3_78"><text:s/></text:span><text:span text:style-name="T3_79">y</text:span><text:span text:style-name="T3_80"><text:s/></text:span><text:span text:style-name="T3_81">qué</text:span><text:span text:style-name="T3_82"><text:s/></text:span><text:span text:style-name="T3_83">procesos</text:span><text:span text:style-name="T3_84"><text:s/></text:span><text:span text:style-name="T3_85">desea</text:span><text:span text:style-name="T3_86"><text:s/></text:span><text:span text:style-name="T3_87">que</text:span><text:span text:style-name="T3_88"><text:s/></text:span><text:span text:style-name="T3_89">se</text:span><text:span text:style-name="T3_90"><text:s/></text:span><text:span text:style-name="T3_91">realice</text:span><text:span text:style-name="T3_92"><text:s/></text:span><text:span text:style-name="T3_93">sobre</text:span><text:span text:style-name="T3_94"><text:s/></text:span><text:span text:style-name="T3_95">ella</text:span><text:span text:style-name="T3_96">.<text:s/></text:span></text:p>
      <text:p text:style-name="P4"><text:span text:style-name="T4_1">RT</text:span><text:span text:style-name="T4_2">-003:<text:s/></text:span><text:span text:style-name="T4_3">Debe</text:span><text:span text:style-name="T4_4"><text:s/></text:span><text:span text:style-name="T4_5">incluir</text:span><text:span text:style-name="T4_6"><text:s/></text:span><text:span text:style-name="T4_7">la</text:span><text:span text:style-name="T4_8"><text:s/></text:span><text:span text:style-name="T4_9">especificación</text:span><text:span text:style-name="T4_10"><text:s/></text:span><text:span text:style-name="T4_11">formal</text:span><text:span text:style-name="T4_12"><text:s/></text:span><text:span text:style-name="T4_13">de</text:span><text:span text:style-name="T4_14"><text:s/></text:span><text:span text:style-name="T4_15">requisitos</text:span><text:span text:style-name="T4_16"><text:s/></text:span><text:span text:style-name="T4_17">del</text:span><text:span text:style-name="T4_18"><text:s/></text:span><text:span text:style-name="T4_19">sistema</text:span><text:span text:style-name="T4_20"><text:s/>(</text:span><text:span text:style-name="T4_21">casos</text:span><text:span text:style-name="T4_22"><text:s/></text:span><text:span text:style-name="T4_23">de</text:span><text:span text:style-name="T4_24"><text:s/></text:span><text:span text:style-name="T4_25">uso</text:span><text:span text:style-name="T4_26">,<text:s/></text:span><text:span text:style-name="T4_27">diagramas</text:span><text:span text:style-name="T4_28"><text:s/></text:span><text:span text:style-name="T4_29">de</text:span><text:span text:style-name="T4_30"><text:s/></text:span><text:span text:style-name="T4_31">actividad</text:span><text:span text:style-name="T4_32">,<text:s/></text:span><text:span text:style-name="T4_33">modelos</text:span><text:span text:style-name="T4_34"><text:s/></text:span><text:span text:style-name="T4_35">de</text:span><text:span text:style-name="T4_36"><text:s/></text:span><text:span text:style-name="T4_37">datos</text:span><text:span text:style-name="T4_38">)<text:s/></text:span><text:span text:style-name="T4_39">que</text:span><text:span text:style-name="T4_40"><text:s/></text:span><text:span text:style-name="T4_41">servirá</text:span><text:span text:style-name="T4_42"><text:s/></text:span><text:span text:style-name="T4_43">de</text:span><text:span text:style-name="T4_44"><text:s/></text:span><text:span text:style-name="T4_45">base</text:span><text:span text:style-name="T4_46"><text:s/></text:span><text:span text:style-name="T4_47">para</text:span><text:span text:style-name="T4_48"><text:s/></text:span><text:span text:style-name="T4_49">la</text:span><text:span text:style-name="T4_50"><text:s/></text:span><text:span text:style-name="T4_51">realización</text:span><text:span text:style-name="T4_52"><text:s/></text:span><text:span text:style-name="T4_53">del</text:span><text:span text:style-name="T4_54"><text:s/></text:span><text:span text:style-name="T4_55">análisis</text:span><text:span text:style-name="T4_56"><text:s/></text:span><text:span text:style-name="T4_57">del</text:span><text:span text:style-name="T4_58"><text:s/></text:span><text:span text:style-name="T4_59">sistema</text:span><text:span text:style-name="T4_60">.</text:span></text:p>
      <text:p text:style-name="P5"><text:span text:style-name="T5_1">RT</text:span><text:span text:style-name="T5_2">-004:<text:s/></text:span><text:span text:style-name="T5_3">El</text:span><text:span text:style-name="T5_4"><text:s/></text:span><text:span text:style-name="T5_5">trabajo</text:span><text:span text:style-name="T5_6"><text:s/></text:span><text:span text:style-name="T5_7">contendrá</text:span><text:span text:style-name="T5_8"><text:s/></text:span><text:span text:style-name="T5_9">todos</text:span><text:span text:style-name="T5_10"><text:s/></text:span><text:span text:style-name="T5_11">los</text:span><text:span text:style-name="T5_12"><text:s/></text:span><text:span text:style-name="T5_13">modelos</text:span><text:span text:style-name="T5_14"><text:s/></text:span><text:span text:style-name="T5_15">UWE</text:span><text:span text:style-name="T5_16"><text:s/></text:span><text:span text:style-name="T5_17">necesarios</text:span><text:span text:style-name="T5_18"><text:s/></text:span><text:span text:style-name="T5_19">para</text:span><text:span text:style-name="T5_20"><text:s/></text:span><text:span text:style-name="T5_21">el</text:span><text:span text:style-name="T5_22"><text:s/></text:span><text:span text:style-name="T5_23">desarrollo</text:span><text:span text:style-name="T5_24"><text:s/></text:span><text:span text:style-name="T5_25">de</text:span><text:span text:style-name="T5_26"><text:s/></text:span><text:span text:style-name="T5_27">la</text:span><text:span text:style-name="T5_28"><text:s/></text:span><text:span text:style-name="T5_29">aplicación</text:span><text:span text:style-name="T5_30"><text:s/></text:span><text:span text:style-name="T5_31">web</text:span><text:span text:style-name="T5_32"><text:s/></text:span><text:span text:style-name="T5_33">y</text:span><text:span text:style-name="T5_34"><text:s/></text:span><text:span text:style-name="T5_35">las</text:span><text:span text:style-name="T5_36"><text:s/></text:span><text:span text:style-name="T5_37">descripciones</text:span><text:span text:style-name="T5_38"><text:s/></text:span><text:span text:style-name="T5_39">necesarias</text:span><text:span text:style-name="T5_40"><text:s/></text:span><text:span text:style-name="T5_41">sobre</text:span><text:span text:style-name="T5_42"><text:s/></text:span><text:span text:style-name="T5_43">las</text:span><text:span text:style-name="T5_44"><text:s/></text:span><text:span text:style-name="T5_45">soluciones</text:span><text:span text:style-name="T5_46"><text:s/></text:span><text:span text:style-name="T5_47">técnicas</text:span><text:span text:style-name="T5_48"><text:s/></text:span><text:span text:style-name="T5_49">adoptadas</text:span><text:span text:style-name="T5_50">.<text:s/></text:span></text:p>
      <text:p text:style-name="P6"><text:span text:style-name="T6_1">RT</text:span><text:span text:style-name="T6_2">-005:<text:s/></text:span><text:span text:style-name="T6_3">El</text:span><text:span text:style-name="T6_4"><text:s/></text:span><text:span text:style-name="T6_5">trabajo</text:span><text:span text:style-name="T6_6"><text:s/></text:span><text:span text:style-name="T6_7">debe</text:span><text:span text:style-name="T6_8"><text:s/></text:span><text:span text:style-name="T6_9">contener</text:span><text:span text:style-name="T6_10"><text:s/></text:span><text:span text:style-name="T6_11">un</text:span><text:span text:style-name="T6_12"><text:s/></text:span><text:span text:style-name="T6_13">apartado</text:span><text:span text:style-name="T6_14"><text:s/></text:span><text:span text:style-name="T6_15">con</text:span><text:span text:style-name="T6_16"><text:s/></text:span><text:span text:style-name="T6_17">la</text:span><text:span text:style-name="T6_18"><text:s/></text:span><text:span text:style-name="T6_19">descripción</text:span><text:span text:style-name="T6_20"><text:s/></text:span><text:span text:style-name="T6_21">de</text:span><text:span text:style-name="T6_22"><text:s/></text:span><text:span text:style-name="T6_23">todas</text:span><text:span text:style-name="T6_24"><text:s/></text:span><text:span text:style-name="T6_25">las</text:span><text:span text:style-name="T6_26"><text:s/></text:span><text:span text:style-name="T6_27">pruebas</text:span><text:span text:style-name="T6_28"><text:s/></text:span><text:span text:style-name="T6_29">realizadas</text:span><text:span text:style-name="T6_30">.<text:s/></text:span></text:p>
      <text:p text:style-name="P7"><text:span text:style-name="T7_1">RT</text:span><text:span text:style-name="T7_2">-006:<text:s/></text:span><text:span text:style-name="T7_3">Se</text:span><text:span text:style-name="T7_4"><text:s/></text:span><text:span text:style-name="T7_5">realizará</text:span><text:span text:style-name="T7_6"><text:s/></text:span><text:span text:style-name="T7_7">una</text:span><text:span text:style-name="T7_8"><text:s/></text:span><text:span text:style-name="T7_9">presentación</text:span><text:span text:style-name="T7_10"><text:s/></text:span><text:span text:style-name="T7_11">en</text:span><text:span text:style-name="T7_12"><text:s/></text:span><text:span text:style-name="T7_13">la</text:span><text:span text:style-name="T7_14"><text:s/></text:span><text:span text:style-name="T7_15">que</text:span><text:span text:style-name="T7_16"><text:s/></text:span><text:span text:style-name="T7_17">se</text:span><text:span text:style-name="T7_18"><text:s/></text:span><text:span text:style-name="T7_19">muestre</text:span><text:span text:style-name="T7_20"><text:s/></text:span><text:span text:style-name="T7_21">el</text:span><text:span text:style-name="T7_22"><text:s/></text:span><text:span text:style-name="T7_23">funcionamiento</text:span><text:span text:style-name="T7_24"><text:s/></text:span><text:span text:style-name="T7_25">de</text:span><text:span text:style-name="T7_26"><text:s/></text:span><text:span text:style-name="T7_27">la</text:span><text:span text:style-name="T7_28"><text:s/></text:span><text:span text:style-name="T7_29">aplicación</text:span><text:span text:style-name="T7_30">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h text:style-name="P38" text:outline-level="10"><text:bookmark-start text:name="h.wi1uk1jnr56e"/><text:bookmark-end text:name="h.wi1uk1jnr56e"/><text:span text:style-name="T38_1">Introducción</text:span></text:h>
      <text:p text:style-name="P39"/>
      <text:p text:style-name="P40"><text:span text:style-name="T40_1">El</text:span><text:span text:style-name="T40_2"><text:s/></text:span><text:span text:style-name="T40_3">siguiente</text:span><text:span text:style-name="T40_4"><text:s/></text:span><text:span text:style-name="T40_5">documento</text:span><text:span text:style-name="T40_6"><text:s/></text:span><text:span text:style-name="T40_7">se</text:span><text:span text:style-name="T40_8"><text:s/></text:span><text:span text:style-name="T40_9">corresponde</text:span><text:span text:style-name="T40_10"><text:s/></text:span><text:span text:style-name="T40_11">con</text:span><text:span text:style-name="T40_12"><text:s/></text:span><text:span text:style-name="T40_13">la</text:span><text:span text:style-name="T40_14"><text:s/></text:span><text:span text:style-name="T40_15">documentación</text:span><text:span text:style-name="T40_16"><text:s/></text:span><text:span text:style-name="T40_17">necesaria</text:span><text:span text:style-name="T40_18"><text:s/></text:span><text:span text:style-name="T40_19">para</text:span><text:span text:style-name="T40_20"><text:s/></text:span><text:span text:style-name="T40_21">el</text:span><text:span text:style-name="T40_22"><text:s/></text:span><text:span text:style-name="T40_23">desarrollo</text:span><text:span text:style-name="T40_24"><text:s/></text:span><text:span text:style-name="T40_25">de</text:span><text:span text:style-name="T40_26"><text:s/></text:span><text:span text:style-name="T40_27">una</text:span><text:span text:style-name="T40_28"><text:s/></text:span><text:span text:style-name="T40_29">página</text:span><text:span text:style-name="T40_30"><text:s/></text:span><text:span text:style-name="T40_31">web</text:span><text:span text:style-name="T40_32"><text:s/></text:span><text:span text:style-name="T40_33">basada</text:span><text:span text:style-name="T40_34"><text:s/></text:span><text:span text:style-name="T40_35">en</text:span><text:span text:style-name="T40_36"><text:s/></text:span><text:span text:style-name="T40_37">el</text:span><text:span text:style-name="T40_38"><text:s/></text:span><text:span text:style-name="T40_39">proceso</text:span><text:span text:style-name="T40_40"><text:s/></text:span><text:span text:style-name="T40_41">de</text:span><text:span text:style-name="T40_42"><text:s/></text:span><text:span text:style-name="T40_43">desarrollo</text:span><text:span text:style-name="T40_44"><text:s/></text:span><text:span text:style-name="T40_45">UWE</text:span><text:span text:style-name="T40_46">.<text:s/></text:span><text:span text:style-name="T40_47">UWE</text:span><text:span text:style-name="T40_48"><text:s/></text:span><text:span text:style-name="T40_49">es</text:span><text:span text:style-name="T40_50"><text:s/></text:span><text:span text:style-name="T40_51">un</text:span><text:span text:style-name="T40_52"><text:s/></text:span><text:span text:style-name="T40_53">proceso</text:span><text:span text:style-name="T40_54"><text:s/></text:span><text:span text:style-name="T40_55">de</text:span><text:span text:style-name="T40_56"><text:s/></text:span><text:span text:style-name="T40_57">desarrollo</text:span><text:span text:style-name="T40_58"><text:s/></text:span><text:span text:style-name="T40_59">basado</text:span><text:span text:style-name="T40_60"><text:s/></text:span><text:span text:style-name="T40_61">en</text:span><text:span text:style-name="T40_62"><text:s/></text:span><text:span text:style-name="T40_63">UML</text:span><text:span text:style-name="T40_64">,<text:s/></text:span><text:span text:style-name="T40_65">que</text:span><text:span text:style-name="T40_66"><text:s/></text:span><text:span text:style-name="T40_67">se</text:span><text:span text:style-name="T40_68"><text:s/></text:span><text:span text:style-name="T40_69">caracteriza</text:span><text:span text:style-name="T40_70"><text:s/></text:span><text:span text:style-name="T40_71">por</text:span><text:span text:style-name="T40_72"><text:s/></text:span><text:span text:style-name="T40_73">ser</text:span><text:span text:style-name="T40_74"><text:s/></text:span><text:span text:style-name="T40_75">orientado</text:span><text:span text:style-name="T40_76"><text:s/></text:span><text:span text:style-name="T40_77">a</text:span><text:span text:style-name="T40_78"><text:s/></text:span><text:span text:style-name="T40_79">objetos</text:span><text:span text:style-name="T40_80">,<text:s/></text:span><text:span text:style-name="T40_81">iterativo</text:span><text:span text:style-name="T40_82"><text:s/></text:span><text:span text:style-name="T40_83">e</text:span><text:span text:style-name="T40_84"><text:s/></text:span><text:span text:style-name="T40_85">incremental</text:span><text:span text:style-name="T40_86">.<text:s/></text:span><text:span text:style-name="T40_87">Se</text:span><text:span text:style-name="T40_88"><text:s/></text:span><text:span text:style-name="T40_89">ha</text:span><text:span text:style-name="T40_90"><text:s/></text:span><text:span text:style-name="T40_91">decidido</text:span><text:span text:style-name="T40_92"><text:s/></text:span><text:span text:style-name="T40_93">usar</text:span><text:span text:style-name="T40_94"><text:s/></text:span><text:span text:style-name="T40_95">esta</text:span><text:span text:style-name="T40_96"><text:s/></text:span><text:span text:style-name="T40_97">metodología</text:span><text:span text:style-name="T40_98"><text:s/></text:span><text:span text:style-name="T40_99">ya</text:span><text:span text:style-name="T40_100"><text:s/></text:span><text:span text:style-name="T40_101">que</text:span><text:span text:style-name="T40_102"><text:s/></text:span><text:span text:style-name="T40_103">posee</text:span><text:span text:style-name="T40_104"><text:s/></text:span><text:span text:style-name="T40_105">unos</text:span><text:span text:style-name="T40_106"><text:s/></text:span><text:span text:style-name="T40_107">procedimientos</text:span><text:span text:style-name="T40_108"><text:s/></text:span><text:span text:style-name="T40_109">bien</text:span><text:span text:style-name="T40_110"><text:s/></text:span><text:span text:style-name="T40_111">definidos</text:span><text:span text:style-name="T40_112"><text:s/></text:span><text:span text:style-name="T40_113">y</text:span><text:span text:style-name="T40_114"><text:s/></text:span><text:span text:style-name="T40_115">cubre</text:span><text:span text:style-name="T40_116"><text:s/></text:span><text:span text:style-name="T40_117">todo</text:span><text:span text:style-name="T40_118"><text:s/></text:span><text:span text:style-name="T40_119">el</text:span><text:span text:style-name="T40_120"><text:s/></text:span><text:span text:style-name="T40_121">ciclo</text:span><text:span text:style-name="T40_122"><text:s/></text:span><text:span text:style-name="T40_123">de</text:span><text:span text:style-name="T40_124"><text:s/></text:span><text:span text:style-name="T40_125">vida</text:span><text:span text:style-name="T40_126"><text:s/></text:span><text:span text:style-name="T40_127">del</text:span><text:span text:style-name="T40_128"><text:s/></text:span><text:span text:style-name="T40_129">software</text:span><text:span text:style-name="T40_130">.</text:span></text:p>
      <text:p text:style-name="P41"/>
      <text:p text:style-name="P42"><text:span text:style-name="T42_1">El</text:span><text:span text:style-name="T42_2"><text:s/></text:span><text:span text:style-name="T42_3">proyecto</text:span><text:span text:style-name="T42_4"><text:s/></text:span><text:span text:style-name="T42_5">lo</text:span><text:span text:style-name="T42_6"><text:s/></text:span><text:span text:style-name="T42_7">situamos</text:span><text:span text:style-name="T42_8"><text:s/></text:span><text:span text:style-name="T42_9">dentro</text:span><text:span text:style-name="T42_10"><text:s/></text:span><text:span text:style-name="T42_11">de</text:span><text:span text:style-name="T42_12"><text:s/></text:span><text:span text:style-name="T42_13">la</text:span><text:span text:style-name="T42_14"><text:s/></text:span><text:span text:style-name="T42_15">asignatura</text:span><text:span text:style-name="T42_16"><text:s/></text:span><text:span text:style-name="T42_17">Ingeniería</text:span><text:span text:style-name="T42_18"><text:s/></text:span><text:span text:style-name="T42_19">Web</text:span><text:span text:style-name="T42_20"><text:s/></text:span><text:span text:style-name="T42_21">del</text:span><text:span text:style-name="T42_22"><text:s/></text:span><text:span text:style-name="T42_23">Grado</text:span><text:span text:style-name="T42_24"><text:s/></text:span><text:span text:style-name="T42_25">de</text:span><text:span text:style-name="T42_26"><text:s/></text:span><text:span text:style-name="T42_27">Ingeniería</text:span><text:span text:style-name="T42_28"><text:s/></text:span><text:span text:style-name="T42_29">Informática</text:span><text:span text:style-name="T42_30"><text:s/></text:span><text:span text:style-name="T42_31">de</text:span><text:span text:style-name="T42_32"><text:s/></text:span><text:span text:style-name="T42_33">la</text:span><text:span text:style-name="T42_34"><text:s/></text:span><text:span text:style-name="T42_35">Universidad</text:span><text:span text:style-name="T42_36"><text:s/></text:span><text:span text:style-name="T42_37">de</text:span><text:span text:style-name="T42_38"><text:s/></text:span><text:span text:style-name="T42_39">Córdoba</text:span><text:span text:style-name="T42_40">.<text:s/></text:span><text:span text:style-name="T42_41">La</text:span><text:span text:style-name="T42_42"><text:s/></text:span><text:span text:style-name="T42_43">solución</text:span><text:span text:style-name="T42_44"><text:s/></text:span><text:span text:style-name="T42_45">propuesta</text:span><text:span text:style-name="T42_46"><text:s/></text:span><text:span text:style-name="T42_47">se</text:span><text:span text:style-name="T42_48"><text:s/></text:span><text:span text:style-name="T42_49">podría</text:span><text:span text:style-name="T42_50"><text:s/></text:span><text:span text:style-name="T42_51">encuadrar</text:span><text:span text:style-name="T42_52"><text:s/></text:span><text:span text:style-name="T42_53">en</text:span><text:span text:style-name="T42_54"><text:s/></text:span><text:span text:style-name="T42_55">una</text:span><text:span text:style-name="T42_56"><text:s/></text:span><text:span text:style-name="T42_57">empresa</text:span><text:span text:style-name="T42_58"><text:s/></text:span><text:span text:style-name="T42_59">especializada</text:span><text:span text:style-name="T42_60"><text:s/></text:span><text:span text:style-name="T42_61">en</text:span><text:span text:style-name="T42_62"><text:s/></text:span><text:span text:style-name="T42_63">desarrollo</text:span><text:span text:style-name="T42_64"><text:s/></text:span><text:span text:style-name="T42_65">web</text:span><text:span text:style-name="T42_66"><text:s/></text:span><text:span text:style-name="T42_67">que</text:span><text:span text:style-name="T42_68"><text:s/></text:span><text:span text:style-name="T42_69">pretende</text:span><text:span text:style-name="T42_70"><text:s/></text:span><text:span text:style-name="T42_71">dar</text:span><text:span text:style-name="T42_72"><text:s/></text:span><text:span text:style-name="T42_73">una</text:span><text:span text:style-name="T42_74"><text:s/></text:span><text:span text:style-name="T42_75">solución</text:span><text:span text:style-name="T42_76"><text:s/></text:span><text:span text:style-name="T42_77">a</text:span><text:span text:style-name="T42_78"><text:s/></text:span><text:span text:style-name="T42_79">un</text:span><text:span text:style-name="T42_80"><text:s/></text:span><text:span text:style-name="T42_81">problema</text:span><text:span text:style-name="T42_82"><text:s/></text:span><text:span text:style-name="T42_83">planteado</text:span><text:span text:style-name="T42_84"><text:s/></text:span><text:span text:style-name="T42_85">por</text:span><text:span text:style-name="T42_86"><text:s/></text:span><text:span text:style-name="T42_87">el</text:span><text:span text:style-name="T42_88"><text:s/></text:span><text:span text:style-name="T42_89">cliente</text:span><text:span text:style-name="T42_90">.</text:span></text:p>
      <text:p text:style-name="P43"/>
      <text:h text:style-name="P44" text:outline-level="10"><text:bookmark-start text:name="h.y7mo4sk24lx1"/><text:bookmark-end text:name="h.y7mo4sk24lx1"/><text:span text:style-name="T44_1">Definición</text:span><text:span text:style-name="T44_2"><text:s/></text:span><text:span text:style-name="T44_3">del</text:span><text:span text:style-name="T44_4"><text:s/></text:span><text:span text:style-name="T44_5">problema</text:span></text:h>
      <text:p text:style-name="P45"><text:span text:style-name="T45_1"><text:tab/></text:span><text:span text:style-name="T45_2">CodeCave</text:span><text:span text:style-name="T45_3">,<text:s/></text:span><text:span text:style-name="T45_4">es</text:span><text:span text:style-name="T45_5"><text:s/></text:span><text:span text:style-name="T45_6">un</text:span><text:span text:style-name="T45_7"><text:s/></text:span><text:span text:style-name="T45_8">portal</text:span><text:span text:style-name="T45_9"><text:s/></text:span><text:span text:style-name="T45_10">de</text:span><text:span text:style-name="T45_11"><text:s/></text:span><text:span text:style-name="T45_12">intercambio</text:span><text:span text:style-name="T45_13"><text:s/></text:span><text:span text:style-name="T45_14">de</text:span><text:span text:style-name="T45_15"><text:s/></text:span><text:span text:style-name="T45_16">soluciones</text:span><text:span text:style-name="T45_17"><text:s/></text:span><text:span text:style-name="T45_18">para</text:span><text:span text:style-name="T45_19"><text:s/></text:span><text:span text:style-name="T45_20">programación</text:span><text:span text:style-name="T45_21">,<text:s/></text:span><text:span text:style-name="T45_22">en</text:span><text:span text:style-name="T45_23"><text:s/></text:span><text:span text:style-name="T45_24">este</text:span><text:span text:style-name="T45_25"><text:s/></text:span><text:span text:style-name="T45_26">se</text:span><text:span text:style-name="T45_27"><text:s/></text:span><text:span text:style-name="T45_28">podrán</text:span><text:span text:style-name="T45_29"><text:s/></text:span><text:span text:style-name="T45_30">plantear</text:span><text:span text:style-name="T45_31"><text:s/></text:span><text:span text:style-name="T45_32">todo</text:span><text:span text:style-name="T45_33"><text:s/></text:span><text:span text:style-name="T45_34">tipo</text:span><text:span text:style-name="T45_35"><text:s/></text:span><text:span text:style-name="T45_36">de</text:span><text:span text:style-name="T45_37"><text:s/></text:span><text:span text:style-name="T45_38">problemas</text:span><text:span text:style-name="T45_39"><text:s/></text:span><text:span text:style-name="T45_40">que</text:span><text:span text:style-name="T45_41"><text:s/></text:span><text:span text:style-name="T45_42">tengamos</text:span><text:span text:style-name="T45_43">,<text:s/></text:span><text:span text:style-name="T45_44">ya</text:span><text:span text:style-name="T45_45"><text:s/></text:span><text:span text:style-name="T45_46">sea</text:span><text:span text:style-name="T45_47"><text:s/></text:span><text:span text:style-name="T45_48">en</text:span><text:span text:style-name="T45_49"><text:s/></text:span><text:span text:style-name="T45_50">un</text:span><text:span text:style-name="T45_51"><text:s/></text:span><text:span text:style-name="T45_52">módulo</text:span><text:span text:style-name="T45_53">,<text:s/></text:span><text:span text:style-name="T45_54">que</text:span><text:span text:style-name="T45_55"><text:s/></text:span><text:span text:style-name="T45_56">no</text:span><text:span text:style-name="T45_57"><text:s/></text:span><text:span text:style-name="T45_58">sepamos</text:span><text:span text:style-name="T45_59"><text:s/></text:span><text:span text:style-name="T45_60">implementar</text:span><text:span text:style-name="T45_61"><text:s/></text:span><text:span text:style-name="T45_62">algo</text:span><text:span text:style-name="T45_63">,<text:s/></text:span><text:span text:style-name="T45_64">rendimiento</text:span><text:span text:style-name="T45_65">,<text:s/></text:span><text:span text:style-name="T45_66">etc</text:span><text:span text:style-name="T45_67">.<text:s/></text:span><text:span text:style-name="T45_68">Se</text:span><text:span text:style-name="T45_69"><text:s/></text:span><text:span text:style-name="T45_70">publicarán</text:span><text:span text:style-name="T45_71"><text:s/></text:span><text:span text:style-name="T45_72">de</text:span><text:span text:style-name="T45_73"><text:s/></text:span><text:span text:style-name="T45_74">manera</text:span><text:span text:style-name="T45_75"><text:s/></text:span><text:span text:style-name="T45_76">pública</text:span><text:span text:style-name="T45_77"><text:s/></text:span><text:span text:style-name="T45_78">en</text:span><text:span text:style-name="T45_79"><text:s/></text:span><text:span text:style-name="T45_80">un</text:span><text:span text:style-name="T45_81"><text:s/></text:span><text:span text:style-name="T45_82">tablón</text:span><text:span text:style-name="T45_83"><text:s/></text:span><text:span text:style-name="T45_84">para</text:span><text:span text:style-name="T45_85"><text:s/></text:span><text:span text:style-name="T45_86">que</text:span><text:span text:style-name="T45_87"><text:s/></text:span><text:span text:style-name="T45_88">todos</text:span><text:span text:style-name="T45_89"><text:s/></text:span><text:span text:style-name="T45_90">los</text:span><text:span text:style-name="T45_91"><text:s/></text:span><text:span text:style-name="T45_92">usuarios</text:span><text:span text:style-name="T45_93"><text:s/></text:span><text:span text:style-name="T45_94">puedan</text:span><text:span text:style-name="T45_95"><text:s/></text:span><text:span text:style-name="T45_96">verlos</text:span><text:span text:style-name="T45_97">,<text:s/></text:span><text:span text:style-name="T45_98">pero</text:span><text:span text:style-name="T45_99"><text:s/></text:span><text:span text:style-name="T45_100">las</text:span><text:span text:style-name="T45_101"><text:s/></text:span><text:span text:style-name="T45_102">soluciones</text:span><text:span text:style-name="T45_103"><text:s/></text:span><text:span text:style-name="T45_104">que</text:span><text:span text:style-name="T45_105"><text:s/></text:span><text:span text:style-name="T45_106">se</text:span><text:span text:style-name="T45_107"><text:s/></text:span><text:span text:style-name="T45_108">aporten</text:span><text:span text:style-name="T45_109"><text:s/></text:span><text:span text:style-name="T45_110">a</text:span><text:span text:style-name="T45_111"><text:s/></text:span><text:span text:style-name="T45_112">este</text:span><text:span text:style-name="T45_113"><text:s/></text:span><text:span text:style-name="T45_114">las</text:span><text:span text:style-name="T45_115"><text:s/></text:span><text:span text:style-name="T45_116">verá</text:span><text:span text:style-name="T45_117"><text:s/></text:span><text:span text:style-name="T45_118">de</text:span><text:span text:style-name="T45_119"><text:s/></text:span><text:span text:style-name="T45_120">manera</text:span><text:span text:style-name="T45_121"><text:s/></text:span><text:span text:style-name="T45_122">privada</text:span><text:span text:style-name="T45_123"><text:s/></text:span></text:p>
      <text:p text:style-name="P46"/>
      <text:h text:style-name="P47" text:outline-level="10"><text:bookmark-start text:name="h.cn2l3tas2v9g"/><text:bookmark-end text:name="h.cn2l3tas2v9g"/><text:span text:style-name="T47_1">Objetivos</text:span></text:h>
      <text:p text:style-name="P48"/>
      <text:p text:style-name="P49"><text:span text:style-name="T49_1">El</text:span><text:span text:style-name="T49_2"><text:s/></text:span><text:span text:style-name="T49_3">objetivo</text:span><text:span text:style-name="T49_4"><text:s/></text:span><text:span text:style-name="T49_5">principal</text:span><text:span text:style-name="T49_6"><text:s/></text:span><text:span text:style-name="T49_7">es</text:span><text:span text:style-name="T49_8"><text:s/></text:span><text:span text:style-name="T49_9">el</text:span><text:span text:style-name="T49_10"><text:s/></text:span><text:span text:style-name="T49_11">de</text:span><text:span text:style-name="T49_12"><text:s/></text:span><text:span text:style-name="T49_13">desarrollar</text:span><text:span text:style-name="T49_14"><text:s/></text:span><text:span text:style-name="T49_15">una</text:span><text:span text:style-name="T49_16"><text:s/></text:span><text:span text:style-name="T49_17">página</text:span><text:span text:style-name="T49_18"><text:s/></text:span><text:span text:style-name="T49_19">web</text:span><text:span text:style-name="T49_20"><text:s/></text:span><text:span text:style-name="T49_21">en</text:span><text:span text:style-name="T49_22"><text:s/></text:span><text:span text:style-name="T49_23">la</text:span><text:span text:style-name="T49_24"><text:s/></text:span><text:span text:style-name="T49_25">que</text:span><text:span text:style-name="T49_26"><text:s/></text:span><text:span text:style-name="T49_27">los</text:span><text:span text:style-name="T49_28"><text:s/></text:span><text:span text:style-name="T49_29">usuarios</text:span><text:span text:style-name="T49_30"><text:s/></text:span><text:span text:style-name="T49_31">planteen</text:span><text:span text:style-name="T49_32"><text:s/></text:span><text:span text:style-name="T49_33">sus</text:span><text:span text:style-name="T49_34"><text:s/></text:span><text:span text:style-name="T49_35">dudas</text:span><text:span text:style-name="T49_36"><text:s/></text:span><text:span text:style-name="T49_37">de</text:span><text:span text:style-name="T49_38"><text:s/></text:span><text:span text:style-name="T49_39">programación</text:span><text:span text:style-name="T49_40"><text:s/></text:span><text:span text:style-name="T49_41">y</text:span><text:span text:style-name="T49_42"><text:s/></text:span><text:span text:style-name="T49_43">otros</text:span><text:span text:style-name="T49_44"><text:s/></text:span><text:span text:style-name="T49_45">usuarios</text:span><text:span text:style-name="T49_46"><text:s/></text:span><text:span text:style-name="T49_47">propongan</text:span><text:span text:style-name="T49_48"><text:s/></text:span><text:span text:style-name="T49_49">soluciones</text:span><text:span text:style-name="T49_50"><text:s/></text:span><text:span text:style-name="T49_51">a</text:span><text:span text:style-name="T49_52"><text:s/></text:span><text:span text:style-name="T49_53">ese</text:span><text:span text:style-name="T49_54"><text:s/></text:span><text:span text:style-name="T49_55">usuario</text:span><text:span text:style-name="T49_56">.<text:s/></text:span><text:span text:style-name="T49_57">La</text:span><text:span text:style-name="T49_58"><text:s/></text:span><text:span text:style-name="T49_59">página</text:span><text:span text:style-name="T49_60"><text:s/></text:span><text:span text:style-name="T49_61">llevará</text:span><text:span text:style-name="T49_62"><text:s/></text:span><text:span text:style-name="T49_63">implementado</text:span><text:span text:style-name="T49_64"><text:s/></text:span><text:span text:style-name="T49_65">un</text:span><text:span text:style-name="T49_66"><text:s/></text:span><text:span text:style-name="T49_67">sistema</text:span><text:span text:style-name="T49_68"><text:s/></text:span><text:span text:style-name="T49_69">de</text:span><text:span text:style-name="T49_70"><text:s/></text:span><text:span text:style-name="T49_71">puntuaciones</text:span><text:span text:style-name="T49_72"><text:s/></text:span><text:span text:style-name="T49_73">de</text:span><text:span text:style-name="T49_74"><text:s/></text:span><text:span text:style-name="T49_75">manera</text:span><text:span text:style-name="T49_76"><text:s/></text:span><text:span text:style-name="T49_77">que</text:span><text:span text:style-name="T49_78">,<text:s text:c="2"/></text:span><text:span text:style-name="T49_79">según</text:span><text:span text:style-name="T49_80"><text:s/></text:span><text:span text:style-name="T49_81">el</text:span><text:span text:style-name="T49_82"><text:s/></text:span><text:span text:style-name="T49_83">número</text:span><text:span text:style-name="T49_84"><text:s/></text:span><text:span text:style-name="T49_85">de</text:span><text:span text:style-name="T49_86"><text:s/></text:span><text:span text:style-name="T49_87">respuestas</text:span><text:span text:style-name="T49_88"><text:s/></text:span><text:span text:style-name="T49_89">y</text:span><text:span text:style-name="T49_90"><text:s/></text:span><text:span text:style-name="T49_91">la</text:span><text:span text:style-name="T49_92"><text:s/></text:span><text:span text:style-name="T49_93">calidad</text:span><text:span text:style-name="T49_94"><text:s/></text:span><text:span text:style-name="T49_95">de</text:span><text:span text:style-name="T49_96"><text:s/></text:span><text:span text:style-name="T49_97">las</text:span><text:span text:style-name="T49_98"><text:s/></text:span><text:span text:style-name="T49_99">mismas</text:span><text:span text:style-name="T49_100">,<text:s/></text:span><text:span text:style-name="T49_101">un</text:span><text:span text:style-name="T49_102"><text:s/></text:span><text:span text:style-name="T49_103">usuario</text:span><text:span text:style-name="T49_104"><text:s/></text:span><text:span text:style-name="T49_105">pueda</text:span><text:span text:style-name="T49_106"><text:s/></text:span><text:span text:style-name="T49_107">ir</text:span><text:span text:style-name="T49_108"><text:s/></text:span><text:span text:style-name="T49_109">aumentando</text:span><text:span text:style-name="T49_110"><text:s/></text:span><text:span text:style-name="T49_111">de</text:span><text:span text:style-name="T49_112"><text:s/></text:span><text:span text:style-name="T49_113">rango</text:span><text:span text:style-name="T49_114"><text:s/></text:span><text:span text:style-name="T49_115">y</text:span><text:span text:style-name="T49_116"><text:s/></text:span><text:span text:style-name="T49_117">por</text:span><text:span text:style-name="T49_118"><text:s/></text:span><text:span text:style-name="T49_119">lo</text:span><text:span text:style-name="T49_120"><text:s/></text:span><text:span text:style-name="T49_121">tanto</text:span><text:span text:style-name="T49_122"><text:s/></text:span><text:span text:style-name="T49_123">accediendo</text:span><text:span text:style-name="T49_124"><text:s/></text:span><text:span text:style-name="T49_125">a</text:span><text:span text:style-name="T49_126"><text:s/></text:span><text:span text:style-name="T49_127">nuevos</text:span><text:span text:style-name="T49_128"><text:s/></text:span><text:span text:style-name="T49_129">beneficios</text:span><text:span text:style-name="T49_130">.</text:span></text:p>
      <text:p text:style-name="P50"/>
      <text:p text:style-name="P51"><text:span text:style-name="T51_1">Otro</text:span><text:span text:style-name="T51_2"><text:s/></text:span><text:span text:style-name="T51_3">aspecto</text:span><text:span text:style-name="T51_4"><text:s/></text:span><text:span text:style-name="T51_5">importante</text:span><text:span text:style-name="T51_6"><text:s/></text:span><text:span text:style-name="T51_7">a</text:span><text:span text:style-name="T51_8"><text:s/></text:span><text:span text:style-name="T51_9">destacar</text:span><text:span text:style-name="T51_10"><text:s/></text:span><text:span text:style-name="T51_11">es</text:span><text:span text:style-name="T51_12"><text:s/></text:span><text:span text:style-name="T51_13">la</text:span><text:span text:style-name="T51_14"><text:s/></text:span><text:span text:style-name="T51_15">posibilidad</text:span><text:span text:style-name="T51_16"><text:s/></text:span><text:span text:style-name="T51_17">de</text:span><text:span text:style-name="T51_18"><text:s/></text:span><text:span text:style-name="T51_19">compartir</text:span><text:span text:style-name="T51_20"><text:s/></text:span><text:span text:style-name="T51_21">el</text:span><text:span text:style-name="T51_22"><text:s/></text:span><text:span text:style-name="T51_23">perfil</text:span><text:span text:style-name="T51_24"><text:s/></text:span><text:span text:style-name="T51_25">de</text:span><text:span text:style-name="T51_26"><text:s/></text:span><text:span text:style-name="T51_27">usuario</text:span><text:span text:style-name="T51_28"><text:s/></text:span><text:span text:style-name="T51_29">de</text:span><text:span text:style-name="T51_30"><text:s/></text:span><text:span text:style-name="T51_31">manera</text:span><text:span text:style-name="T51_32"><text:s/></text:span><text:span text:style-name="T51_33">que</text:span><text:span text:style-name="T51_34"><text:s/></text:span><text:span text:style-name="T51_35">pueda</text:span><text:span text:style-name="T51_36"><text:s/></text:span><text:span text:style-name="T51_37">servir</text:span><text:span text:style-name="T51_38"><text:s/></text:span><text:span text:style-name="T51_39">como</text:span><text:span text:style-name="T51_40"><text:s/></text:span><text:span text:style-name="T51_41">carta</text:span><text:span text:style-name="T51_42"><text:s/></text:span><text:span text:style-name="T51_43">de</text:span><text:span text:style-name="T51_44"><text:s/></text:span><text:span text:style-name="T51_45">presentación</text:span><text:span text:style-name="T51_46"><text:s/></text:span><text:span text:style-name="T51_47">en</text:span><text:span text:style-name="T51_48"><text:s/></text:span><text:span text:style-name="T51_49">el</text:span><text:span text:style-name="T51_50"><text:s/></text:span><text:span text:style-name="T51_51">mercado</text:span><text:span text:style-name="T51_52"><text:s/></text:span><text:span text:style-name="T51_53">laboral</text:span><text:span text:style-name="T51_54">.</text:span></text:p>
      <text:p text:style-name="P52"/>
      <text:h text:style-name="P53" text:outline-level="10"><text:bookmark-start text:name="h.qgalaqpu9k6v"/><text:bookmark-end text:name="h.qgalaqpu9k6v"/><text:span text:style-name="T53_1">Antecedentes</text:span></text:h>
      <text:p text:style-name="P54"/>
      <text:p text:style-name="P55"><text:span text:style-name="T55_1"><text:tab/></text:span><text:span text:style-name="T55_2">Ejemplos</text:span><text:span text:style-name="T55_3"><text:s/></text:span><text:span text:style-name="T55_4">reales</text:span><text:span text:style-name="T55_5"><text:s/></text:span><text:span text:style-name="T55_6">de</text:span><text:span text:style-name="T55_7"><text:s/></text:span><text:span text:style-name="T55_8">portales</text:span><text:span text:style-name="T55_9"><text:s/></text:span><text:span text:style-name="T55_10">similares</text:span><text:span text:style-name="T55_11"><text:s/></text:span><text:span text:style-name="T55_12">al</text:span><text:span text:style-name="T55_13"><text:s/></text:span><text:span text:style-name="T55_14">que</text:span><text:span text:style-name="T55_15"><text:s/></text:span><text:span text:style-name="T55_16">se</text:span><text:span text:style-name="T55_17"><text:s/></text:span><text:span text:style-name="T55_18">ha</text:span><text:span text:style-name="T55_19"><text:s/></text:span><text:span text:style-name="T55_20">explicado</text:span><text:span text:style-name="T55_21"><text:s/></text:span><text:span text:style-name="T55_22">en</text:span><text:span text:style-name="T55_23"><text:s/></text:span><text:span text:style-name="T55_24">el</text:span><text:span text:style-name="T55_25"><text:s/></text:span><text:span text:style-name="T55_26">apartado</text:span><text:span text:style-name="T55_27"><text:s/></text:span><text:span text:style-name="T55_28">anterior</text:span><text:span text:style-name="T55_29"><text:s/></text:span><text:span text:style-name="T55_30">podrían</text:span><text:span text:style-name="T55_31"><text:s/></text:span><text:span text:style-name="T55_32">ser</text:span><text:span text:style-name="T55_33"><text:s/></text:span><text:span text:style-name="T55_34">son</text:span><text:span text:style-name="T55_35">:</text:span></text:p>
      <text:p text:style-name="P56"/>
      <text:list text:style-name="LS1" xml:id="list0">
        <text:list-item>
          <text:p text:style-name="P57"><text:span text:style-name="T57_1">Entredesarrolladores</text:span><text:span text:style-name="T57_2">:<text:s/></text:span><text:span text:style-name="T57_3">se</text:span><text:span text:style-name="T57_4"><text:s/></text:span><text:span text:style-name="T57_5">trata</text:span><text:span text:style-name="T57_6"><text:s/></text:span><text:span text:style-name="T57_7">de</text:span><text:span text:style-name="T57_8"><text:s/></text:span><text:span text:style-name="T57_9">un</text:span><text:span text:style-name="T57_10"><text:s/></text:span><text:span text:style-name="T57_11">foro</text:span><text:span text:style-name="T57_12"><text:s/></text:span><text:span text:style-name="T57_13">en</text:span><text:span text:style-name="T57_14"><text:s/></text:span><text:span text:style-name="T57_15">el</text:span><text:span text:style-name="T57_16"><text:s/></text:span><text:span text:style-name="T57_17">que</text:span><text:span text:style-name="T57_18"><text:s/></text:span><text:span text:style-name="T57_19">los</text:span><text:span text:style-name="T57_20"><text:s/></text:span><text:span text:style-name="T57_21">usuarios</text:span><text:span text:style-name="T57_22"><text:s/></text:span><text:span text:style-name="T57_23">preguntan</text:span><text:span text:style-name="T57_24"><text:s/></text:span><text:span text:style-name="T57_25">las</text:span><text:span text:style-name="T57_26"><text:s/></text:span><text:span text:style-name="T57_27">dudas</text:span><text:span text:style-name="T57_28"><text:s/></text:span><text:span text:style-name="T57_29">que</text:span><text:span text:style-name="T57_30"><text:s/></text:span><text:span text:style-name="T57_31">tengan</text:span><text:span text:style-name="T57_32"><text:s/></text:span><text:span text:style-name="T57_33">durante</text:span><text:span text:style-name="T57_34"><text:s/></text:span><text:span text:style-name="T57_35">el</text:span><text:span text:style-name="T57_36"><text:s/></text:span><text:span text:style-name="T57_37">desarrollo</text:span><text:span text:style-name="T57_38"><text:s/></text:span><text:span text:style-name="T57_39">de</text:span><text:span text:style-name="T57_40"><text:s/></text:span><text:span text:style-name="T57_41">cualquier</text:span><text:span text:style-name="T57_42"><text:s/></text:span><text:span text:style-name="T57_43">tipo</text:span><text:span text:style-name="T57_44"><text:s/></text:span><text:span text:style-name="T57_45">de</text:span><text:span text:style-name="T57_46"><text:s/></text:span><text:span text:style-name="T57_47">software</text:span><text:span text:style-name="T57_48"><text:s/></text:span><text:span text:style-name="T57_49">y</text:span><text:span text:style-name="T57_50"><text:s/></text:span><text:span text:style-name="T57_51">los</text:span><text:span text:style-name="T57_52"><text:s/></text:span><text:span text:style-name="T57_53">demás</text:span><text:span text:style-name="T57_54"><text:s/></text:span><text:span text:style-name="T57_55">usuarios</text:span><text:span text:style-name="T57_56"><text:s/></text:span><text:span text:style-name="T57_57">le</text:span><text:span text:style-name="T57_58"><text:s/></text:span><text:span text:style-name="T57_59">proponen</text:span><text:span text:style-name="T57_60"><text:s/></text:span><text:span text:style-name="T57_61">distintas</text:span><text:span text:style-name="T57_62"><text:s/></text:span><text:span text:style-name="T57_63">soluciones</text:span><text:span text:style-name="T57_64"><text:s/></text:span><text:span text:style-name="T57_65">a</text:span><text:span text:style-name="T57_66"><text:s/></text:span><text:span text:style-name="T57_67">ese</text:span><text:span text:style-name="T57_68"><text:s/></text:span><text:span text:style-name="T57_69">problema</text:span><text:span text:style-name="T57_70">.<text:s/></text:span></text:p>
        </text:list-item>
      </text:list>
      <text:p text:style-name="P58"><text:span text:style-name="T58_1">Dirección</text:span><text:span text:style-name="T58_2">:<text:s/></text:span><text:span text:style-name="T58_3"><text:a xlink:type="simple" xlink:href="http://entredesarrolladores.com"><text:span text:style-name="T58_4">http</text:span></text:a></text:span><text:span text:style-name="T58_5"><text:a xlink:type="simple" xlink:href="http://entredesarrolladores.com"><text:span text:style-name="T58_6">://</text:span></text:a></text:span><text:span text:style-name="T58_7"><text:a xlink:type="simple" xlink:href="http://entredesarrolladores.com"><text:span text:style-name="T58_8">entredesarrolladores</text:span></text:a></text:span><text:span text:style-name="T58_9"><text:a xlink:type="simple" xlink:href="http://entredesarrolladores.com"><text:span text:style-name="T58_10">.</text:span></text:a></text:span><text:span text:style-name="T58_11"><text:a xlink:type="simple" xlink:href="http://entredesarrolladores.com"><text:span text:style-name="T58_12">com</text:span></text:a></text:span></text:p>
      <text:list text:style-name="LS1" xml:id="list1">
        <text:list-item>
          <text:p text:style-name="P59"><text:span text:style-name="T59_1">Stackoverflow</text:span><text:span text:style-name="T59_2">:<text:s/></text:span><text:span text:style-name="T59_3">foro</text:span><text:span text:style-name="T59_4"><text:s/></text:span><text:span text:style-name="T59_5">similar</text:span><text:span text:style-name="T59_6"><text:s/></text:span><text:span text:style-name="T59_7">al</text:span><text:span text:style-name="T59_8"><text:s/></text:span><text:span text:style-name="T59_9">anterior</text:span><text:span text:style-name="T59_10"><text:s/></text:span><text:span text:style-name="T59_11">en</text:span><text:span text:style-name="T59_12"><text:s/></text:span><text:span text:style-name="T59_13">el</text:span><text:span text:style-name="T59_14"><text:s/></text:span><text:span text:style-name="T59_15">que</text:span><text:span text:style-name="T59_16"><text:s/></text:span><text:span text:style-name="T59_17">los</text:span><text:span text:style-name="T59_18"><text:s/></text:span><text:span text:style-name="T59_19">usuarios</text:span><text:span text:style-name="T59_20"><text:s/></text:span><text:span text:style-name="T59_21">proponen</text:span><text:span text:style-name="T59_22"><text:s/></text:span><text:span text:style-name="T59_23">soluciones</text:span><text:span text:style-name="T59_24"><text:s/></text:span><text:span text:style-name="T59_25">a</text:span><text:span text:style-name="T59_26"><text:s/></text:span><text:span text:style-name="T59_27">problemas</text:span><text:span text:style-name="T59_28"><text:s/></text:span><text:span text:style-name="T59_29">de</text:span><text:span text:style-name="T59_30"><text:s/></text:span><text:span text:style-name="T59_31">programación</text:span><text:span text:style-name="T59_32"><text:s/></text:span><text:span text:style-name="T59_33">planteados</text:span><text:span text:style-name="T59_34"><text:s/></text:span><text:span text:style-name="T59_35">por</text:span><text:span text:style-name="T59_36"><text:s/></text:span><text:span text:style-name="T59_37">otros</text:span><text:span text:style-name="T59_38"><text:s/></text:span><text:span text:style-name="T59_39">usuarios</text:span><text:span text:style-name="T59_40">.<text:s/></text:span></text:p>
        </text:list-item>
      </text:list>
      <text:p text:style-name="P60"><text:span text:style-name="T60_1">Dirección</text:span><text:span text:style-name="T60_2">:<text:s/></text:span><text:span text:style-name="T60_3"><text:a xlink:type="simple" xlink:href="http://stackoverflow.com/"><text:span text:style-name="T60_4">http</text:span></text:a></text:span><text:span text:style-name="T60_5"><text:a xlink:type="simple" xlink:href="http://stackoverflow.com/"><text:span text:style-name="T60_6">://</text:span></text:a></text:span><text:span text:style-name="T60_7"><text:a xlink:type="simple" xlink:href="http://stackoverflow.com/"><text:span text:style-name="T60_8">stackoverflow</text:span></text:a></text:span><text:span text:style-name="T60_9"><text:a xlink:type="simple" xlink:href="http://stackoverflow.com/"><text:span text:style-name="T60_10">.</text:span></text:a></text:span><text:span text:style-name="T60_11"><text:a xlink:type="simple" xlink:href="http://stackoverflow.com/"><text:span text:style-name="T60_12">com</text:span></text:a></text:span><text:span text:style-name="T60_13"><text:a xlink:type="simple" xlink:href="http://stackoverflow.com/"><text:span text:style-name="T60_14">/</text:span></text:a></text:span></text:p>
      <text:list text:style-name="LS2" xml:id="list2">
        <text:list-item>
          <text:p text:style-name="P61"><text:span text:style-name="T61_1">Lawebdelprogramador</text:span><text:span text:style-name="T61_2">:<text:s/></text:span><text:span text:style-name="T61_3">foro</text:span><text:span text:style-name="T61_4"><text:s/></text:span><text:span text:style-name="T61_5">de</text:span><text:span text:style-name="T61_6"><text:s/></text:span><text:span text:style-name="T61_7">dudas</text:span><text:span text:style-name="T61_8"><text:s/></text:span><text:span text:style-name="T61_9">de</text:span><text:span text:style-name="T61_10"><text:s/></text:span><text:span text:style-name="T61_11">programación</text:span><text:span text:style-name="T61_12"><text:s/></text:span><text:span text:style-name="T61_13">de</text:span><text:span text:style-name="T61_14"><text:s/></text:span><text:span text:style-name="T61_15">distintos</text:span><text:span text:style-name="T61_16"><text:s/></text:span><text:span text:style-name="T61_17">lenguajes</text:span><text:span text:style-name="T61_18"><text:s/></text:span><text:span text:style-name="T61_19">de</text:span><text:span text:style-name="T61_20"><text:s/></text:span><text:span text:style-name="T61_21">programación</text:span><text:span text:style-name="T61_22">.<text:s/></text:span></text:p>
        </text:list-item>
      </text:list>
      <text:p text:style-name="P62"><text:span text:style-name="T62_1">Dirección</text:span><text:span text:style-name="T62_2">:<text:s/></text:span><text:span text:style-name="T62_3"><text:a xlink:type="simple" xlink:href="http://www.lawebdelprogramador.com/"><text:span text:style-name="T62_4"><text:s/></text:span></text:a></text:span><text:span text:style-name="T62_5"><text:a xlink:type="simple" xlink:href="http://www.lawebdelprogramador.com/"><text:span text:style-name="T62_6">http</text:span></text:a></text:span><text:span text:style-name="T62_7"><text:a xlink:type="simple" xlink:href="http://www.lawebdelprogramador.com/"><text:span text:style-name="T62_8">://</text:span></text:a></text:span><text:span text:style-name="T62_9"><text:a xlink:type="simple" xlink:href="http://www.lawebdelprogramador.com/"><text:span text:style-name="T62_10">www</text:span></text:a></text:span><text:span text:style-name="T62_11"><text:a xlink:type="simple" xlink:href="http://www.lawebdelprogramador.com/"><text:span text:style-name="T62_12">.</text:span></text:a></text:span><text:span text:style-name="T62_13"><text:a xlink:type="simple" xlink:href="http://www.lawebdelprogramador.com/"><text:span text:style-name="T62_14">lawebdelprogramador</text:span></text:a></text:span><text:span text:style-name="T62_15"><text:a xlink:type="simple" xlink:href="http://www.lawebdelprogramador.com/"><text:span text:style-name="T62_16">.</text:span></text:a></text:span><text:span text:style-name="T62_17"><text:a xlink:type="simple" xlink:href="http://www.lawebdelprogramador.com/"><text:span text:style-name="T62_18">com</text:span></text:a></text:span><text:span text:style-name="T62_19"><text:a xlink:type="simple" xlink:href="http://www.lawebdelprogramador.com/"><text:span text:style-name="T62_20">/</text:span></text:a></text:span></text:p>
      <text:p text:style-name="P63"/>
      <text:p text:style-name="P64"/>
      <text:h text:style-name="P65" text:outline-level="10"><text:bookmark-start text:name="h.45uabbav5twj"/><text:bookmark-end text:name="h.45uabbav5twj"/><text:span text:style-name="T65_1">Recursos</text:span></text:h>
      <text:p text:style-name="P66"><text:span text:style-name="T66_1"><text:tab/></text:span><text:span text:style-name="T66_2">Las</text:span><text:span text:style-name="T66_3"><text:s/></text:span><text:span text:style-name="T66_4">tecnologías</text:span><text:span text:style-name="T66_5"><text:s/></text:span><text:span text:style-name="T66_6">utilizadas</text:span><text:span text:style-name="T66_7"><text:s/></text:span><text:span text:style-name="T66_8">para</text:span><text:span text:style-name="T66_9"><text:s/></text:span><text:span text:style-name="T66_10">el</text:span><text:span text:style-name="T66_11"><text:s/></text:span><text:span text:style-name="T66_12">desarrollo</text:span><text:span text:style-name="T66_13"><text:s/></text:span><text:span text:style-name="T66_14">del</text:span><text:span text:style-name="T66_15"><text:s/></text:span><text:span text:style-name="T66_16">portal</text:span><text:span text:style-name="T66_17"><text:s/></text:span><text:span text:style-name="T66_18">han</text:span><text:span text:style-name="T66_19"><text:s/></text:span><text:span text:style-name="T66_20">sido</text:span><text:span text:style-name="T66_21">:</text:span></text:p>
      <text:p text:style-name="P67"><text:span text:style-name="T67_1"><text:tab/><text:tab/>-</text:span><text:span text:style-name="T67_2">Python</text:span><text:span text:style-name="T67_3"><text:s/>2.7.6</text:span></text:p>
      <text:p text:style-name="P68"><text:span text:style-name="T68_1"><text:tab/><text:tab/>-</text:span><text:span text:style-name="T68_2">Django</text:span><text:span text:style-name="T68_3"><text:s/>1.7.6</text:span></text:p>
      <text:p text:style-name="P69"><text:span text:style-name="T69_1"><text:tab/><text:tab/>-</text:span><text:span text:style-name="T69_2">HTML</text:span><text:span text:style-name="T69_3"><text:s/>5</text:span></text:p>
      <text:p text:style-name="P70"><text:span text:style-name="T70_1"><text:tab/><text:tab/>-</text:span><text:span text:style-name="T70_2">Materializecss</text:span></text:p>
      <text:p text:style-name="P71"><text:span text:style-name="T71_1"><text:tab/><text:tab/>-</text:span><text:span text:style-name="T71_2">Control</text:span><text:span text:style-name="T71_3"><text:s/></text:span><text:span text:style-name="T71_4">de</text:span><text:span text:style-name="T71_5"><text:s/></text:span><text:span text:style-name="T71_6">versiones</text:span><text:span text:style-name="T71_7"><text:s/></text:span><text:span text:style-name="T71_8">con</text:span><text:span text:style-name="T71_9"><text:s/></text:span><text:span text:style-name="T71_10">GIt</text:span><text:span text:style-name="T71_11"><text:s/></text:span><text:span text:style-name="T71_12">y</text:span><text:span text:style-name="T71_13"><text:s/></text:span><text:span text:style-name="T71_14">GitHub</text:span></text:p>
      <text:p text:style-name="P72"><text:span text:style-name="T72_1"><text:tab/><text:tab/>-</text:span><text:span text:style-name="T72_2">Entorno</text:span><text:span text:style-name="T72_3"><text:s/></text:span><text:span text:style-name="T72_4">de</text:span><text:span text:style-name="T72_5"><text:s/></text:span><text:span text:style-name="T72_6">desarrollo</text:span><text:span text:style-name="T72_7"><text:s/></text:span><text:span text:style-name="T72_8">compartido</text:span><text:span text:style-name="T72_9"><text:s/></text:span><text:span text:style-name="T72_10">Cloud</text:span><text:span text:style-name="T72_11">9</text:span></text:p>
      <text:h text:style-name="P73" text:outline-level="10"><text:bookmark-start text:name="h.z15y7qefoelq"/><text:bookmark-end text:name="h.z15y7qefoelq"/><text:span text:style-name="T73_1">Requisitos</text:span></text:h>
      <text:p text:style-name="P74"/>
      <text:p text:style-name="P75"><text:span text:style-name="T75_1"><text:tab/></text:span><text:span text:style-name="T75_2">A</text:span><text:span text:style-name="T75_3"><text:s/></text:span><text:span text:style-name="T75_4">continuación</text:span><text:span text:style-name="T75_5"><text:s/></text:span><text:span text:style-name="T75_6">se</text:span><text:span text:style-name="T75_7"><text:s/></text:span><text:span text:style-name="T75_8">realizará</text:span><text:span text:style-name="T75_9"><text:s/></text:span><text:span text:style-name="T75_10">una</text:span><text:span text:style-name="T75_11"><text:s/></text:span><text:span text:style-name="T75_12">breve</text:span><text:span text:style-name="T75_13"><text:s/></text:span><text:span text:style-name="T75_14">explicación</text:span><text:span text:style-name="T75_15"><text:s/></text:span><text:span text:style-name="T75_16">de</text:span><text:span text:style-name="T75_17"><text:s/></text:span><text:span text:style-name="T75_18">los</text:span><text:span text:style-name="T75_19"><text:s/></text:span><text:span text:style-name="T75_20">requisitos</text:span><text:span text:style-name="T75_21"><text:s/></text:span><text:span text:style-name="T75_22">de</text:span><text:span text:style-name="T75_23"><text:s/></text:span><text:span text:style-name="T75_24">este</text:span><text:span text:style-name="T75_25"><text:s/></text:span><text:span text:style-name="T75_26">portal</text:span><text:span text:style-name="T75_27"><text:s/></text:span><text:span text:style-name="T75_28">de</text:span><text:span text:style-name="T75_29"><text:s/></text:span><text:span text:style-name="T75_30">intercambio</text:span><text:span text:style-name="T75_31"><text:s/></text:span><text:span text:style-name="T75_32">de</text:span><text:span text:style-name="T75_33"><text:s/></text:span><text:span text:style-name="T75_34">soluciones</text:span><text:span text:style-name="T75_35"><text:s/></text:span><text:span text:style-name="T75_36">para</text:span><text:span text:style-name="T75_37"><text:s/></text:span><text:span text:style-name="T75_38">programación</text:span><text:span text:style-name="T75_39">,<text:s/></text:span><text:span text:style-name="T75_40">con</text:span><text:span text:style-name="T75_41"><text:s/></text:span><text:span text:style-name="T75_42">el</text:span><text:span text:style-name="T75_43"><text:s/></text:span><text:span text:style-name="T75_44">objetivo</text:span><text:span text:style-name="T75_45"><text:s/></text:span><text:span text:style-name="T75_46">de</text:span><text:span text:style-name="T75_47"><text:s/></text:span><text:span text:style-name="T75_48">dar</text:span><text:span text:style-name="T75_49"><text:s/></text:span><text:span text:style-name="T75_50">a</text:span><text:span text:style-name="T75_51"><text:s/></text:span><text:span text:style-name="T75_52">entender</text:span><text:span text:style-name="T75_53"><text:s/></text:span><text:span text:style-name="T75_54">las</text:span><text:span text:style-name="T75_55"><text:s/></text:span><text:span text:style-name="T75_56">funcionalidades</text:span><text:span text:style-name="T75_57"><text:s/></text:span><text:span text:style-name="T75_58">que</text:span><text:span text:style-name="T75_59"><text:s/></text:span><text:span text:style-name="T75_60">este</text:span><text:span text:style-name="T75_61"><text:s/></text:span><text:span text:style-name="T75_62">ofrece</text:span><text:span text:style-name="T75_63">.<text:s/></text:span><text:span text:style-name="T75_64">Para</text:span><text:span text:style-name="T75_65"><text:s/></text:span><text:span text:style-name="T75_66">posteriormente</text:span><text:span text:style-name="T75_67"><text:s/></text:span><text:span text:style-name="T75_68">explicar</text:span><text:span text:style-name="T75_69"><text:s/></text:span><text:span text:style-name="T75_70">detalladamente</text:span><text:span text:style-name="T75_71"><text:s/></text:span><text:span text:style-name="T75_72">el</text:span><text:span text:style-name="T75_73"><text:s/></text:span><text:span text:style-name="T75_74">diseño</text:span><text:span text:style-name="T75_75"><text:s/></text:span><text:span text:style-name="T75_76">de</text:span><text:span text:style-name="T75_77"><text:s/></text:span><text:span text:style-name="T75_78">la</text:span><text:span text:style-name="T75_79"><text:s/></text:span><text:span text:style-name="T75_80">estructura</text:span><text:span text:style-name="T75_81"><text:s/></text:span><text:span text:style-name="T75_82">así</text:span><text:span text:style-name="T75_83"><text:s/></text:span><text:span text:style-name="T75_84">como</text:span><text:span text:style-name="T75_85"><text:s/></text:span><text:span text:style-name="T75_86">los</text:span><text:span text:style-name="T75_87"><text:s/></text:span><text:span text:style-name="T75_88">casos</text:span><text:span text:style-name="T75_89"><text:s/></text:span><text:span text:style-name="T75_90">de</text:span><text:span text:style-name="T75_91"><text:s/></text:span><text:span text:style-name="T75_92">uso</text:span><text:span text:style-name="T75_93">,<text:s/></text:span><text:span text:style-name="T75_94">ordenados</text:span><text:span text:style-name="T75_95"><text:s/></text:span><text:span text:style-name="T75_96">por</text:span><text:span text:style-name="T75_97"><text:s/></text:span><text:span text:style-name="T75_98">categorías</text:span><text:span text:style-name="T75_99">.<text:s/></text:span><text:span text:style-name="T75_100">Distinguiremos</text:span><text:span text:style-name="T75_101"><text:s/></text:span><text:span text:style-name="T75_102">entre</text:span><text:span text:style-name="T75_103"><text:s/></text:span><text:span text:style-name="T75_104">requisitos</text:span><text:span text:style-name="T75_105"><text:s/></text:span><text:span text:style-name="T75_106">de</text:span><text:span text:style-name="T75_107"><text:s/></text:span><text:span text:style-name="T75_108">usuario</text:span><text:span text:style-name="T75_109">,<text:s/></text:span><text:span text:style-name="T75_110">de</text:span><text:span text:style-name="T75_111"><text:s/></text:span><text:span text:style-name="T75_112">información</text:span><text:span text:style-name="T75_113">,<text:s/></text:span><text:span text:style-name="T75_114">funcionales</text:span><text:span text:style-name="T75_115"><text:s/></text:span><text:span text:style-name="T75_116">y</text:span><text:span text:style-name="T75_117"><text:s/></text:span><text:span text:style-name="T75_118">no</text:span><text:span text:style-name="T75_119"><text:s/></text:span><text:span text:style-name="T75_120">funcionales</text:span><text:span text:style-name="T75_121">.</text:span></text:p>
      <text:p text:style-name="P76"/>
      <text:h text:style-name="P77" text:outline-level="10"><text:bookmark-start text:name="h.s45v9or8js0v"/><text:bookmark-end text:name="h.s45v9or8js0v"/><text:span text:style-name="T77_1">Requisitos</text:span><text:span text:style-name="T77_2"><text:s/></text:span><text:span text:style-name="T77_3">de</text:span><text:span text:style-name="T77_4"><text:s/></text:span><text:span text:style-name="T77_5">usuario</text:span></text:h>
      <text:p text:style-name="P78"/>
      <text:p text:style-name="P79"><text:span text:style-name="T79_1">Distinguiremos</text:span><text:span text:style-name="T79_2"><text:s/></text:span><text:span text:style-name="T79_3">dos</text:span><text:span text:style-name="T79_4"><text:s/></text:span><text:span text:style-name="T79_5">tipos</text:span><text:span text:style-name="T79_6"><text:s/></text:span><text:span text:style-name="T79_7">de</text:span><text:span text:style-name="T79_8"><text:s/></text:span><text:span text:style-name="T79_9">usuarios</text:span><text:span text:style-name="T79_10">:</text:span></text:p>
      <text:p text:style-name="P80"/>
      <text:list text:style-name="LS3" xml:id="list3">
        <text:list-item>
          <text:p text:style-name="P81"><text:span text:style-name="T81_1">Usuario</text:span><text:span text:style-name="T81_2"><text:s/></text:span><text:span text:style-name="T81_3">registrado</text:span><text:span text:style-name="T81_4">:<text:s/></text:span><text:span text:style-name="T81_5">serán</text:span><text:span text:style-name="T81_6"><text:s/></text:span><text:span text:style-name="T81_7">aquellos</text:span><text:span text:style-name="T81_8"><text:s/></text:span><text:span text:style-name="T81_9">tipos</text:span><text:span text:style-name="T81_10"><text:s/></text:span><text:span text:style-name="T81_11">de</text:span><text:span text:style-name="T81_12"><text:s/></text:span><text:span text:style-name="T81_13">usuarios</text:span><text:span text:style-name="T81_14"><text:s/></text:span><text:span text:style-name="T81_15">que</text:span><text:span text:style-name="T81_16"><text:s/></text:span><text:span text:style-name="T81_17">se</text:span><text:span text:style-name="T81_18"><text:s/></text:span><text:span text:style-name="T81_19">han</text:span><text:span text:style-name="T81_20"><text:s/></text:span><text:span text:style-name="T81_21">registrado</text:span><text:span text:style-name="T81_22"><text:s/></text:span><text:span text:style-name="T81_23">en</text:span><text:span text:style-name="T81_24"><text:s/></text:span><text:span text:style-name="T81_25">nuestra</text:span><text:span text:style-name="T81_26"><text:s/></text:span><text:span text:style-name="T81_27">página</text:span><text:span text:style-name="T81_28"><text:s/></text:span><text:span text:style-name="T81_29">web</text:span><text:span text:style-name="T81_30"><text:s/></text:span><text:span text:style-name="T81_31">y</text:span><text:span text:style-name="T81_32"><text:s/></text:span><text:span text:style-name="T81_33">por</text:span><text:span text:style-name="T81_34"><text:s/></text:span><text:span text:style-name="T81_35">lo</text:span><text:span text:style-name="T81_36"><text:s/></text:span><text:span text:style-name="T81_37">tanto</text:span><text:span text:style-name="T81_38"><text:s/></text:span><text:span text:style-name="T81_39">tienen</text:span><text:span text:style-name="T81_40"><text:s/></text:span><text:span text:style-name="T81_41">derecho</text:span><text:span text:style-name="T81_42"><text:s/></text:span><text:span text:style-name="T81_43">a</text:span><text:span text:style-name="T81_44"><text:s/></text:span><text:span text:style-name="T81_45">acceder</text:span><text:span text:style-name="T81_46"><text:s/></text:span><text:span text:style-name="T81_47">a</text:span><text:span text:style-name="T81_48"><text:s/></text:span><text:span text:style-name="T81_49">la</text:span><text:span text:style-name="T81_50"><text:s/></text:span><text:span text:style-name="T81_51">misma</text:span></text:p>
        </text:list-item>
        <text:list-item>
          <text:p text:style-name="P82"><text:span text:style-name="T82_1">Usuario</text:span><text:span text:style-name="T82_2"><text:s/></text:span><text:span text:style-name="T82_3">no</text:span><text:span text:style-name="T82_4"><text:s/></text:span><text:span text:style-name="T82_5">registrado</text:span><text:span text:style-name="T82_6">:<text:s/></text:span><text:span text:style-name="T82_7">usuario</text:span><text:span text:style-name="T82_8"><text:s/></text:span><text:span text:style-name="T82_9">que</text:span><text:span text:style-name="T82_10"><text:s/></text:span><text:span text:style-name="T82_11">no</text:span><text:span text:style-name="T82_12"><text:s/></text:span><text:span text:style-name="T82_13">se</text:span><text:span text:style-name="T82_14"><text:s/></text:span><text:span text:style-name="T82_15">ha</text:span><text:span text:style-name="T82_16"><text:s/></text:span><text:span text:style-name="T82_17">registrado</text:span><text:span text:style-name="T82_18"><text:s/></text:span><text:span text:style-name="T82_19">en</text:span><text:span text:style-name="T82_20"><text:s/></text:span><text:span text:style-name="T82_21">la</text:span><text:span text:style-name="T82_22"><text:s/></text:span><text:span text:style-name="T82_23">página</text:span><text:span text:style-name="T82_24"><text:s/></text:span><text:span text:style-name="T82_25">web</text:span><text:span text:style-name="T82_26"><text:s/></text:span><text:span text:style-name="T82_27">y</text:span><text:span text:style-name="T82_28"><text:s/></text:span><text:span text:style-name="T82_29">que</text:span><text:span text:style-name="T82_30"><text:s/></text:span><text:span text:style-name="T82_31">no</text:span><text:span text:style-name="T82_32"><text:s/></text:span><text:span text:style-name="T82_33">pueden</text:span><text:span text:style-name="T82_34"><text:s/></text:span><text:span text:style-name="T82_35">acceder</text:span><text:span text:style-name="T82_36"><text:s/></text:span><text:span text:style-name="T82_37">a</text:span><text:span text:style-name="T82_38"><text:s/></text:span><text:span text:style-name="T82_39">las</text:span><text:span text:style-name="T82_40"><text:s/></text:span><text:span text:style-name="T82_41">funcionalidades</text:span><text:span text:style-name="T82_42"><text:s/></text:span><text:span text:style-name="T82_43">de</text:span><text:span text:style-name="T82_44"><text:s/></text:span><text:span text:style-name="T82_45">la</text:span><text:span text:style-name="T82_46"><text:s/></text:span><text:span text:style-name="T82_47">misma</text:span><text:span text:style-name="T82_48">.<text:s/></text:span><text:span text:style-name="T82_49">Este</text:span><text:span text:style-name="T82_50"><text:s/></text:span><text:span text:style-name="T82_51">tipo</text:span><text:span text:style-name="T82_52"><text:s/></text:span><text:span text:style-name="T82_53">de</text:span><text:span text:style-name="T82_54"><text:s/></text:span><text:span text:style-name="T82_55">usuario</text:span><text:span text:style-name="T82_56"><text:s/></text:span><text:span text:style-name="T82_57">puede</text:span><text:span text:style-name="T82_58"><text:s/></text:span><text:span text:style-name="T82_59">registrarse</text:span><text:span text:style-name="T82_60"><text:s/></text:span><text:span text:style-name="T82_61">mediante</text:span><text:span text:style-name="T82_62"><text:s/></text:span><text:span text:style-name="T82_63">un</text:span><text:span text:style-name="T82_64"><text:s/></text:span><text:span text:style-name="T82_65">formulario</text:span><text:span text:style-name="T82_66"><text:s/></text:span><text:span text:style-name="T82_67">de</text:span><text:span text:style-name="T82_68"><text:s/></text:span><text:span text:style-name="T82_69">registro</text:span></text:p>
        </text:list-item>
      </text:list>
      <text:p text:style-name="P83"/>
      <text:p text:style-name="P84"><text:span text:style-name="T84_1">En</text:span><text:span text:style-name="T84_2"><text:s/></text:span><text:span text:style-name="T84_3">cuanto</text:span><text:span text:style-name="T84_4"><text:s/></text:span><text:span text:style-name="T84_5">a</text:span><text:span text:style-name="T84_6"><text:s/></text:span><text:span text:style-name="T84_7">los</text:span><text:span text:style-name="T84_8"><text:s/></text:span><text:span text:style-name="T84_9">requisitos</text:span><text:span text:style-name="T84_10">,<text:s/></text:span><text:span text:style-name="T84_11">distinguiremos</text:span><text:span text:style-name="T84_12"><text:s/></text:span><text:span text:style-name="T84_13">los</text:span><text:span text:style-name="T84_14"><text:s/></text:span><text:span text:style-name="T84_15">siguientes</text:span><text:span text:style-name="T84_16">:</text:span></text:p>
      <text:list text:style-name="LS4" xml:id="list5">
        <text:list-item>
          <text:p text:style-name="P85"><text:span text:style-name="T85_1">RU</text:span><text:span text:style-name="T85_2">-1:<text:s/></text:span><text:span text:style-name="T85_3">un</text:span><text:span text:style-name="T85_4"><text:s/></text:span><text:span text:style-name="T85_5">usuario</text:span><text:span text:style-name="T85_6"><text:s/></text:span><text:span text:style-name="T85_7">no</text:span><text:span text:style-name="T85_8"><text:s/></text:span><text:span text:style-name="T85_9">registrado</text:span><text:span text:style-name="T85_10"><text:s/></text:span><text:span text:style-name="T85_11">debe</text:span><text:span text:style-name="T85_12"><text:s/></text:span><text:span text:style-name="T85_13">poder</text:span><text:span text:style-name="T85_14"><text:s/></text:span><text:span text:style-name="T85_15">registrarse</text:span><text:span text:style-name="T85_16"><text:s/></text:span><text:span text:style-name="T85_17">siempre</text:span><text:span text:style-name="T85_18"><text:s/></text:span><text:span text:style-name="T85_19">que</text:span><text:span text:style-name="T85_20"><text:s/></text:span><text:span text:style-name="T85_21">dicho</text:span><text:span text:style-name="T85_22"><text:s/></text:span><text:span text:style-name="T85_23">usuario</text:span><text:span text:style-name="T85_24"><text:s/></text:span><text:span text:style-name="T85_25">no</text:span><text:span text:style-name="T85_26"><text:s/></text:span><text:span text:style-name="T85_27">exista</text:span><text:span text:style-name="T85_28"><text:s/></text:span><text:span text:style-name="T85_29">previamente</text:span></text:p>
        </text:list-item>
        <text:list-item>
          <text:p text:style-name="P86"><text:span text:style-name="T86_1">RU</text:span><text:span text:style-name="T86_2">-2:<text:s/></text:span><text:span text:style-name="T86_3">todo</text:span><text:span text:style-name="T86_4"><text:s/></text:span><text:span text:style-name="T86_5">usuario</text:span><text:span text:style-name="T86_6"><text:s/></text:span><text:span text:style-name="T86_7">debe</text:span><text:span text:style-name="T86_8"><text:s/></text:span><text:span text:style-name="T86_9">poder</text:span><text:span text:style-name="T86_10"><text:s/></text:span><text:span text:style-name="T86_11">loguearse</text:span><text:span text:style-name="T86_12"><text:s/></text:span><text:span text:style-name="T86_13">en</text:span><text:span text:style-name="T86_14"><text:s/></text:span><text:span text:style-name="T86_15">el</text:span><text:span text:style-name="T86_16"><text:s/></text:span><text:span text:style-name="T86_17">sistema</text:span><text:span text:style-name="T86_18"><text:s/></text:span><text:span text:style-name="T86_19">mediante</text:span><text:span text:style-name="T86_20"><text:s/></text:span><text:span text:style-name="T86_21">su</text:span><text:span text:style-name="T86_22"><text:s/></text:span><text:span text:style-name="T86_23">nombre</text:span><text:span text:style-name="T86_24"><text:s/></text:span><text:span text:style-name="T86_25">de</text:span><text:span text:style-name="T86_26"><text:s/></text:span><text:span text:style-name="T86_27">usuario</text:span><text:span text:style-name="T86_28"><text:s/></text:span><text:span text:style-name="T86_29">y</text:span><text:span text:style-name="T86_30"><text:s/></text:span><text:span text:style-name="T86_31">su</text:span><text:span text:style-name="T86_32"><text:s/></text:span><text:span text:style-name="T86_33">contraseña</text:span></text:p>
        </text:list-item>
        <text:list-item>
          <text:p text:style-name="P87"><text:span text:style-name="T87_1">RU</text:span><text:span text:style-name="T87_2">-3:<text:s/></text:span><text:span text:style-name="T87_3">los</text:span><text:span text:style-name="T87_4"><text:s/></text:span><text:span text:style-name="T87_5">links</text:span><text:span text:style-name="T87_6"><text:s/></text:span><text:span text:style-name="T87_7">para</text:span><text:span text:style-name="T87_8"><text:s/></text:span><text:span text:style-name="T87_9">navegar</text:span><text:span text:style-name="T87_10"><text:s/></text:span><text:span text:style-name="T87_11">por</text:span><text:span text:style-name="T87_12"><text:s/></text:span><text:span text:style-name="T87_13">la</text:span><text:span text:style-name="T87_14"><text:s/></text:span><text:span text:style-name="T87_15">página</text:span><text:span text:style-name="T87_16"><text:s/></text:span><text:span text:style-name="T87_17">web</text:span><text:span text:style-name="T87_18"><text:s/></text:span><text:span text:style-name="T87_19">deben</text:span><text:span text:style-name="T87_20"><text:s/></text:span><text:span text:style-name="T87_21">mostrarse</text:span><text:span text:style-name="T87_22"><text:s/></text:span><text:span text:style-name="T87_23">a</text:span><text:span text:style-name="T87_24"><text:s/></text:span><text:span text:style-name="T87_25">los</text:span><text:span text:style-name="T87_26"><text:s/></text:span><text:span text:style-name="T87_27">usuarios</text:span><text:span text:style-name="T87_28"><text:s/></text:span><text:span text:style-name="T87_29">registrados</text:span><text:span text:style-name="T87_30"><text:s/></text:span><text:span text:style-name="T87_31">una</text:span><text:span text:style-name="T87_32"><text:s/></text:span><text:span text:style-name="T87_33">vez</text:span><text:span text:style-name="T87_34"><text:s/></text:span><text:span text:style-name="T87_35">que</text:span><text:span text:style-name="T87_36"><text:s/></text:span><text:span text:style-name="T87_37">se</text:span><text:span text:style-name="T87_38"><text:s/></text:span><text:span text:style-name="T87_39">loguean</text:span></text:p>
        </text:list-item>
        <text:list-item>
          <text:p text:style-name="P88"><text:span text:style-name="T88_1">RU</text:span><text:span text:style-name="T88_2">-4:<text:s/></text:span><text:span text:style-name="T88_3">los</text:span><text:span text:style-name="T88_4"><text:s/></text:span><text:span text:style-name="T88_5">usuarios</text:span><text:span text:style-name="T88_6"><text:s/></text:span><text:span text:style-name="T88_7">deben</text:span><text:span text:style-name="T88_8"><text:s/></text:span><text:span text:style-name="T88_9">poder</text:span><text:span text:style-name="T88_10"><text:s/></text:span><text:span text:style-name="T88_11">desloguearse</text:span></text:p>
        </text:list-item>
        <text:list-item>
          <text:p text:style-name="P89"><text:span text:style-name="T89_1">RU</text:span><text:span text:style-name="T89_2">-5:<text:s/></text:span><text:span text:style-name="T89_3">un</text:span><text:span text:style-name="T89_4"><text:s/></text:span><text:span text:style-name="T89_5">usuario</text:span><text:span text:style-name="T89_6"><text:s/></text:span><text:span text:style-name="T89_7">puede</text:span><text:span text:style-name="T89_8"><text:s/></text:span><text:span text:style-name="T89_9">eliminar</text:span><text:span text:style-name="T89_10"><text:s/></text:span><text:span text:style-name="T89_11">su</text:span><text:span text:style-name="T89_12"><text:s/></text:span><text:span text:style-name="T89_13">cuenta</text:span></text:p>
        </text:list-item>
        <text:list-item>
          <text:p text:style-name="P90"><text:span text:style-name="T90_1">RU</text:span><text:span text:style-name="T90_2">-6:<text:s/></text:span><text:span text:style-name="T90_3">un</text:span><text:span text:style-name="T90_4"><text:s/></text:span><text:span text:style-name="T90_5">usuario</text:span><text:span text:style-name="T90_6"><text:s/></text:span><text:span text:style-name="T90_7">puede</text:span><text:span text:style-name="T90_8"><text:s/></text:span><text:span text:style-name="T90_9">ver</text:span><text:span text:style-name="T90_10"><text:s/></text:span><text:span text:style-name="T90_11">y</text:span><text:span text:style-name="T90_12"><text:s/></text:span><text:span text:style-name="T90_13">modificar</text:span><text:span text:style-name="T90_14"><text:s/></text:span><text:span text:style-name="T90_15">su</text:span><text:span text:style-name="T90_16"><text:s/></text:span><text:span text:style-name="T90_17">perfil</text:span></text:p>
        </text:list-item>
      </text:list>
      <text:p text:style-name="P91"/>
      <text:h text:style-name="P92" text:outline-level="10"><text:bookmark-start text:name="h.lfpcltggs2s9"/><text:bookmark-end text:name="h.lfpcltggs2s9"/><text:span text:style-name="T92_1">Requisitos</text:span><text:span text:style-name="T92_2"><text:s/></text:span><text:span text:style-name="T92_3">del</text:span><text:span text:style-name="T92_4"><text:s/></text:span><text:span text:style-name="T92_5">sistema</text:span></text:h>
      <text:p text:style-name="P93"/>
      <text:h text:style-name="P94" text:outline-level="10"><text:bookmark-start text:name="h.zh9a6essuu7g"/><text:bookmark-end text:name="h.zh9a6essuu7g"/></text:h>
      <text:h text:style-name="P95" text:outline-level="10"><text:bookmark-start text:name="h.uxsrxu6v66f9"/><text:bookmark-end text:name="h.uxsrxu6v66f9"/><text:span text:style-name="T95_1">Requisitos</text:span><text:span text:style-name="T95_2"><text:s/></text:span><text:span text:style-name="T95_3">de</text:span><text:span text:style-name="T95_4"><text:s/></text:span><text:span text:style-name="T95_5">información</text:span></text:h>
      <text:p text:style-name="P96"/>
      <text:p text:style-name="P97"><text:span text:style-name="T97_1">Dentro</text:span><text:span text:style-name="T97_2"><text:s/></text:span><text:span text:style-name="T97_3">de</text:span><text:span text:style-name="T97_4"><text:s/></text:span><text:span text:style-name="T97_5">los</text:span><text:span text:style-name="T97_6"><text:s/></text:span><text:span text:style-name="T97_7">requisitos</text:span><text:span text:style-name="T97_8"><text:s/></text:span><text:span text:style-name="T97_9">de</text:span><text:span text:style-name="T97_10"><text:s/></text:span><text:span text:style-name="T97_11">información</text:span><text:span text:style-name="T97_12"><text:s/></text:span><text:span text:style-name="T97_13">podemos</text:span><text:span text:style-name="T97_14"><text:s/></text:span><text:span text:style-name="T97_15">distinguir</text:span><text:span text:style-name="T97_16"><text:s/></text:span><text:span text:style-name="T97_17">los</text:span><text:span text:style-name="T97_18"><text:s/></text:span><text:span text:style-name="T97_19">siguientes</text:span><text:span text:style-name="T97_20">:</text:span></text:p>
      <text:list text:style-name="LS5" xml:id="list11">
        <text:list-item>
          <text:p text:style-name="P98"><text:span text:style-name="T98_1">RI</text:span><text:span text:style-name="T98_2">-1:<text:s/></text:span><text:span text:style-name="T98_3">se</text:span><text:span text:style-name="T98_4"><text:s/></text:span><text:span text:style-name="T98_5">debe</text:span><text:span text:style-name="T98_6"><text:s/></text:span><text:span text:style-name="T98_7">mantener</text:span><text:span text:style-name="T98_8"><text:s/></text:span><text:span text:style-name="T98_9">información</text:span><text:span text:style-name="T98_10"><text:s/></text:span><text:span text:style-name="T98_11">acerca</text:span><text:span text:style-name="T98_12"><text:s/></text:span><text:span text:style-name="T98_13">de</text:span><text:span text:style-name="T98_14"><text:s/></text:span><text:span text:style-name="T98_15">los</text:span><text:span text:style-name="T98_16"><text:s/></text:span><text:span text:style-name="T98_17">usuarios</text:span><text:span text:style-name="T98_18">,<text:s/></text:span><text:span text:style-name="T98_19">de</text:span><text:span text:style-name="T98_20"><text:s/></text:span><text:span text:style-name="T98_21">manera</text:span><text:span text:style-name="T98_22"><text:s/></text:span><text:span text:style-name="T98_23">que</text:span><text:span text:style-name="T98_24"><text:s/></text:span><text:span text:style-name="T98_25">se</text:span><text:span text:style-name="T98_26"><text:s/></text:span><text:span text:style-name="T98_27">almacene</text:span><text:span text:style-name="T98_28"><text:s/></text:span><text:span text:style-name="T98_29">el</text:span><text:span text:style-name="T98_30"><text:s/></text:span><text:span text:style-name="T98_31">nombre</text:span><text:span text:style-name="T98_32"><text:s/></text:span><text:span text:style-name="T98_33">completo</text:span><text:span text:style-name="T98_34"><text:s/></text:span><text:span text:style-name="T98_35">del</text:span><text:span text:style-name="T98_36"><text:s/></text:span><text:span text:style-name="T98_37">mismo</text:span><text:span text:style-name="T98_38">,<text:s/></text:span><text:span text:style-name="T98_39">su</text:span><text:span text:style-name="T98_40"><text:s/></text:span><text:span text:style-name="T98_41">nombre</text:span><text:span text:style-name="T98_42"><text:s/></text:span><text:span text:style-name="T98_43">de</text:span><text:span text:style-name="T98_44"><text:s/></text:span><text:span text:style-name="T98_45">usuario</text:span><text:span text:style-name="T98_46">,<text:s/></text:span><text:span text:style-name="T98_47">contraseña</text:span><text:span text:style-name="T98_48"><text:s/></text:span><text:span text:style-name="T98_49">y</text:span><text:span text:style-name="T98_50"><text:s/></text:span><text:span text:style-name="T98_51">correo</text:span><text:span text:style-name="T98_52"><text:s/></text:span><text:span text:style-name="T98_53">electrónico</text:span></text:p>
        </text:list-item>
        <text:list-item>
          <text:p text:style-name="P99"><text:span text:style-name="T99_1">RI</text:span><text:span text:style-name="T99_2">-2:<text:s/></text:span><text:span text:style-name="T99_3">se</text:span><text:span text:style-name="T99_4"><text:s/></text:span><text:span text:style-name="T99_5">debe</text:span><text:span text:style-name="T99_6"><text:s/></text:span><text:span text:style-name="T99_7">mantener</text:span><text:span text:style-name="T99_8"><text:s/></text:span><text:span text:style-name="T99_9">información</text:span><text:span text:style-name="T99_10"><text:s/></text:span><text:span text:style-name="T99_11">acerca</text:span><text:span text:style-name="T99_12"><text:s/></text:span><text:span text:style-name="T99_13">del</text:span><text:span text:style-name="T99_14"><text:s/></text:span><text:span text:style-name="T99_15">perfil</text:span><text:span text:style-name="T99_16"><text:s/></text:span><text:span text:style-name="T99_17">de</text:span><text:span text:style-name="T99_18"><text:s/></text:span><text:span text:style-name="T99_19">los</text:span><text:span text:style-name="T99_20"><text:s/></text:span><text:span text:style-name="T99_21">usuarios</text:span><text:span text:style-name="T99_22">,<text:s/></text:span><text:span text:style-name="T99_23">de</text:span><text:span text:style-name="T99_24"><text:s/></text:span><text:span text:style-name="T99_25">manera</text:span><text:span text:style-name="T99_26"><text:s/></text:span><text:span text:style-name="T99_27">que</text:span><text:span text:style-name="T99_28"><text:s/></text:span><text:span text:style-name="T99_29">se</text:span><text:span text:style-name="T99_30"><text:s/></text:span><text:span text:style-name="T99_31">almacene</text:span><text:span text:style-name="T99_32"><text:s/></text:span><text:span text:style-name="T99_33">información</text:span><text:span text:style-name="T99_34"><text:s/></text:span><text:span text:style-name="T99_35">acerca</text:span><text:span text:style-name="T99_36"><text:s/></text:span><text:span text:style-name="T99_37">de</text:span><text:span text:style-name="T99_38"><text:s/></text:span><text:span text:style-name="T99_39">los</text:span><text:span text:style-name="T99_40"><text:s/></text:span><text:span text:style-name="T99_41">lenguajes</text:span><text:span text:style-name="T99_42"><text:s/></text:span><text:span text:style-name="T99_43">conocidos</text:span><text:span text:style-name="T99_44">,<text:s/></text:span><text:span text:style-name="T99_45">competencias</text:span><text:span text:style-name="T99_46">,<text:s/></text:span><text:span text:style-name="T99_47">cartera</text:span><text:span text:style-name="T99_48">/</text:span><text:span text:style-name="T99_49">monedero</text:span><text:span text:style-name="T99_50"><text:s/>-&gt;<text:s/></text:span><text:span text:style-name="T99_51">para</text:span><text:span text:style-name="T99_52"><text:s/></text:span><text:span text:style-name="T99_53">las</text:span><text:span text:style-name="T99_54"><text:s/></text:span><text:span text:style-name="T99_55">donaciones</text:span><text:span text:style-name="T99_56">,<text:s/></text:span><text:span text:style-name="T99_57">valoración</text:span><text:span text:style-name="T99_58">/</text:span><text:span text:style-name="T99_59">puntuación</text:span><text:span text:style-name="T99_60">/</text:span><text:span text:style-name="T99_61">rango</text:span><text:span text:style-name="T99_62"><text:s/>-&gt;<text:s/></text:span><text:span text:style-name="T99_63">para</text:span><text:span text:style-name="T99_64"><text:s/></text:span><text:span text:style-name="T99_65">ranking</text:span><text:span text:style-name="T99_66"><text:s/></text:span><text:span text:style-name="T99_67">usuarios</text:span></text:p>
        </text:list-item>
        <text:list-item>
          <text:p text:style-name="P100"><text:span text:style-name="T100_1">RI</text:span><text:span text:style-name="T100_2">-3:<text:s/></text:span><text:span text:style-name="T100_3">se</text:span><text:span text:style-name="T100_4"><text:s/></text:span><text:span text:style-name="T100_5">debe</text:span><text:span text:style-name="T100_6"><text:s/></text:span><text:span text:style-name="T100_7">mantener</text:span><text:span text:style-name="T100_8"><text:s/></text:span><text:span text:style-name="T100_9">información</text:span><text:span text:style-name="T100_10"><text:s/></text:span><text:span text:style-name="T100_11">acerca</text:span><text:span text:style-name="T100_12"><text:s/></text:span><text:span text:style-name="T100_13">de</text:span><text:span text:style-name="T100_14"><text:s/></text:span><text:span text:style-name="T100_15">las</text:span><text:span text:style-name="T100_16"><text:s/></text:span><text:span text:style-name="T100_17">publicaciones</text:span><text:span text:style-name="T100_18"><text:s/></text:span><text:span text:style-name="T100_19">que</text:span><text:span text:style-name="T100_20"><text:s/></text:span><text:span text:style-name="T100_21">puede</text:span><text:span text:style-name="T100_22"><text:s/></text:span><text:span text:style-name="T100_23">realizar</text:span><text:span text:style-name="T100_24"><text:s/></text:span><text:span text:style-name="T100_25">un</text:span><text:span text:style-name="T100_26"><text:s/></text:span><text:span text:style-name="T100_27">usuario</text:span><text:span text:style-name="T100_28"><text:s/></text:span><text:span text:style-name="T100_29">en</text:span><text:span text:style-name="T100_30"><text:s/></text:span><text:span text:style-name="T100_31">las</text:span><text:span text:style-name="T100_32"><text:s/></text:span><text:span text:style-name="T100_33">que</text:span><text:span text:style-name="T100_34"><text:s/></text:span><text:span text:style-name="T100_35">plantea</text:span><text:span text:style-name="T100_36"><text:s/></text:span><text:span text:style-name="T100_37">sus</text:span><text:span text:style-name="T100_38"><text:s/></text:span><text:span text:style-name="T100_39">dudas</text:span><text:span text:style-name="T100_40"><text:s/></text:span><text:span text:style-name="T100_41">de</text:span><text:span text:style-name="T100_42"><text:s/></text:span><text:span text:style-name="T100_43">programación</text:span><text:span text:style-name="T100_44">.<text:s/></text:span><text:span text:style-name="T100_45">Así</text:span><text:span text:style-name="T100_46">,<text:s/></text:span><text:span text:style-name="T100_47">será</text:span><text:span text:style-name="T100_48"><text:s/></text:span><text:span text:style-name="T100_49">necesario</text:span><text:span text:style-name="T100_50"><text:s/></text:span><text:span text:style-name="T100_51">almacenar</text:span><text:span text:style-name="T100_52"><text:s/></text:span><text:span text:style-name="T100_53">el</text:span><text:span text:style-name="T100_54"><text:s/></text:span><text:span text:style-name="T100_55">autor</text:span><text:span text:style-name="T100_56">,<text:s/></text:span><text:span text:style-name="T100_57">título</text:span><text:span text:style-name="T100_58">,<text:s/></text:span><text:span text:style-name="T100_59">lenguaje</text:span><text:span text:style-name="T100_60"><text:s/></text:span><text:span text:style-name="T100_61">de</text:span><text:span text:style-name="T100_62"><text:s/></text:span><text:span text:style-name="T100_63">programación</text:span><text:span text:style-name="T100_64">,<text:s/></text:span><text:span text:style-name="T100_65">contenido</text:span><text:span text:style-name="T100_66"><text:s/></text:span><text:span text:style-name="T100_67">y</text:span><text:span text:style-name="T100_68"><text:s/></text:span><text:span text:style-name="T100_69">fecha</text:span><text:span text:style-name="T100_70"><text:s/></text:span><text:span text:style-name="T100_71">de</text:span><text:span text:style-name="T100_72"><text:s/></text:span><text:span text:style-name="T100_73">la</text:span><text:span text:style-name="T100_74"><text:s/></text:span><text:span text:style-name="T100_75">misma</text:span></text:p>
        </text:list-item>
        <text:list-item>
          <text:p text:style-name="P101"><text:span text:style-name="T101_1">RI</text:span><text:span text:style-name="T101_2">-4:<text:s/></text:span><text:span text:style-name="T101_3">se</text:span><text:span text:style-name="T101_4"><text:s/></text:span><text:span text:style-name="T101_5">debe</text:span><text:span text:style-name="T101_6"><text:s/></text:span><text:span text:style-name="T101_7">mantener</text:span><text:span text:style-name="T101_8"><text:s/></text:span><text:span text:style-name="T101_9">información</text:span><text:span text:style-name="T101_10"><text:s/></text:span><text:span text:style-name="T101_11">acerca</text:span><text:span text:style-name="T101_12"><text:s/></text:span><text:span text:style-name="T101_13">de</text:span><text:span text:style-name="T101_14"><text:s/></text:span><text:span text:style-name="T101_15">las</text:span><text:span text:style-name="T101_16"><text:s/></text:span><text:span text:style-name="T101_17">respuestas</text:span><text:span text:style-name="T101_18"><text:s/></text:span><text:span text:style-name="T101_19">que</text:span><text:span text:style-name="T101_20"><text:s/></text:span><text:span text:style-name="T101_21">reciba</text:span><text:span text:style-name="T101_22"><text:s/></text:span><text:span text:style-name="T101_23">una</text:span><text:span text:style-name="T101_24"><text:s/></text:span><text:span text:style-name="T101_25">publicación</text:span><text:span text:style-name="T101_26"><text:s/></text:span><text:span text:style-name="T101_27">de</text:span><text:span text:style-name="T101_28"><text:s/></text:span><text:span text:style-name="T101_29">un</text:span><text:span text:style-name="T101_30"><text:s/></text:span><text:span text:style-name="T101_31">determinado</text:span><text:span text:style-name="T101_32"><text:s/></text:span><text:span text:style-name="T101_33">usuario</text:span><text:span text:style-name="T101_34">.<text:s/></text:span><text:span text:style-name="T101_35">Será</text:span><text:span text:style-name="T101_36"><text:s/></text:span><text:span text:style-name="T101_37">necesario</text:span><text:span text:style-name="T101_38"><text:s/></text:span><text:span text:style-name="T101_39">almacenar</text:span><text:span text:style-name="T101_40"><text:s/></text:span><text:span text:style-name="T101_41">el</text:span><text:span text:style-name="T101_42"><text:s/></text:span><text:span text:style-name="T101_43">autor</text:span><text:span text:style-name="T101_44">,<text:s/></text:span><text:span text:style-name="T101_45">contenido</text:span><text:span text:style-name="T101_46">,<text:s/></text:span><text:span text:style-name="T101_47">valoración</text:span><text:span text:style-name="T101_48"><text:s/></text:span><text:span text:style-name="T101_49">y</text:span><text:span text:style-name="T101_50"><text:s/></text:span><text:span text:style-name="T101_51">fecha</text:span><text:span text:style-name="T101_52"><text:s/></text:span><text:span text:style-name="T101_53">de</text:span><text:span text:style-name="T101_54"><text:s/></text:span><text:span text:style-name="T101_55">la</text:span><text:span text:style-name="T101_56"><text:s/></text:span><text:span text:style-name="T101_57">misma</text:span></text:p>
        </text:list-item>
        <text:list-item>
          <text:p text:style-name="P102"><text:span text:style-name="T102_1">RI</text:span><text:span text:style-name="T102_2">-5:<text:s/></text:span></text:p>
        </text:list-item>
      </text:list>
      <text:h text:style-name="P103" text:outline-level="10"><text:bookmark-start text:name="h.i9jw1w17ysj"/><text:bookmark-end text:name="h.i9jw1w17ysj"/><text:span text:style-name="T103_1">Requisitos</text:span><text:span text:style-name="T103_2"><text:s/></text:span><text:span text:style-name="T103_3">funcionales</text:span></text:h>
      <text:p text:style-name="P104"/>
      <text:list text:style-name="LS6" xml:id="list16">
        <text:list-item>
          <text:p text:style-name="P105"><text:span text:style-name="T105_1">RF</text:span><text:span text:style-name="T105_2">-1:<text:s/></text:span><text:span text:style-name="T105_3">la</text:span><text:span text:style-name="T105_4"><text:s/></text:span><text:span text:style-name="T105_5">página</text:span><text:span text:style-name="T105_6"><text:s/></text:span><text:span text:style-name="T105_7">debe</text:span><text:span text:style-name="T105_8"><text:s/></text:span><text:span text:style-name="T105_9">poder</text:span><text:span text:style-name="T105_10"><text:s/></text:span><text:span text:style-name="T105_11">registrar</text:span><text:span text:style-name="T105_12"><text:s/></text:span><text:span text:style-name="T105_13">usuarios</text:span></text:p>
        </text:list-item>
        <text:list-item>
          <text:p text:style-name="P106"><text:span text:style-name="T106_1">RF</text:span><text:span text:style-name="T106_2">-2:<text:s/></text:span><text:span text:style-name="T106_3">un</text:span><text:span text:style-name="T106_4"><text:s/></text:span><text:span text:style-name="T106_5">usuario</text:span><text:span text:style-name="T106_6"><text:s/></text:span><text:span text:style-name="T106_7">se</text:span><text:span text:style-name="T106_8"><text:s/></text:span><text:span text:style-name="T106_9">debe</text:span><text:span text:style-name="T106_10"><text:s/></text:span><text:span text:style-name="T106_11">poder</text:span><text:span text:style-name="T106_12"><text:s/></text:span><text:span text:style-name="T106_13">loguear</text:span><text:span text:style-name="T106_14"><text:s/></text:span><text:span text:style-name="T106_15">en</text:span><text:span text:style-name="T106_16"><text:s/></text:span><text:span text:style-name="T106_17">el</text:span><text:span text:style-name="T106_18"><text:s/></text:span><text:span text:style-name="T106_19">sistema</text:span></text:p>
        </text:list-item>
        <text:list-item>
          <text:p text:style-name="P107"><text:span text:style-name="T107_1">RF</text:span><text:span text:style-name="T107_2">-3:<text:s/></text:span><text:span text:style-name="T107_3">un</text:span><text:span text:style-name="T107_4"><text:s/></text:span><text:span text:style-name="T107_5">usuario</text:span><text:span text:style-name="T107_6"><text:s/></text:span><text:span text:style-name="T107_7">debe</text:span><text:span text:style-name="T107_8"><text:s/></text:span><text:span text:style-name="T107_9">poder</text:span><text:span text:style-name="T107_10"><text:s/></text:span><text:span text:style-name="T107_11">crear</text:span><text:span text:style-name="T107_12"><text:s/></text:span><text:span text:style-name="T107_13">una</text:span><text:span text:style-name="T107_14"><text:s/></text:span><text:span text:style-name="T107_15">publicación</text:span></text:p>
        </text:list-item>
        <text:list-item>
          <text:p text:style-name="P108"><text:span text:style-name="T108_1">RF</text:span><text:span text:style-name="T108_2">-4:<text:s/></text:span><text:span text:style-name="T108_3">un</text:span><text:span text:style-name="T108_4"><text:s/></text:span><text:span text:style-name="T108_5">usuario</text:span><text:span text:style-name="T108_6"><text:s/></text:span><text:span text:style-name="T108_7">debe</text:span><text:span text:style-name="T108_8"><text:s/></text:span><text:span text:style-name="T108_9">poder</text:span><text:span text:style-name="T108_10"><text:s/></text:span><text:span text:style-name="T108_11">responder</text:span><text:span text:style-name="T108_12"><text:s/></text:span><text:span text:style-name="T108_13">una</text:span><text:span text:style-name="T108_14"><text:s/></text:span><text:span text:style-name="T108_15">publicación</text:span></text:p>
        </text:list-item>
        <text:list-item>
          <text:p text:style-name="P109"><text:span text:style-name="T109_1">RF</text:span><text:span text:style-name="T109_2">-5:<text:s/></text:span><text:span text:style-name="T109_3">un</text:span><text:span text:style-name="T109_4"><text:s/></text:span><text:span text:style-name="T109_5">usuario</text:span><text:span text:style-name="T109_6"><text:s/></text:span><text:span text:style-name="T109_7">debe</text:span><text:span text:style-name="T109_8"><text:s/></text:span><text:span text:style-name="T109_9">poder</text:span><text:span text:style-name="T109_10"><text:s/></text:span><text:span text:style-name="T109_11">valorar</text:span><text:span text:style-name="T109_12"><text:s/></text:span><text:span text:style-name="T109_13">una</text:span><text:span text:style-name="T109_14"><text:s/></text:span><text:span text:style-name="T109_15">respuesta</text:span></text:p>
        </text:list-item>
        <text:list-item>
          <text:p text:style-name="P110"><text:span text:style-name="T110_1">RF</text:span><text:span text:style-name="T110_2">-6:<text:s/></text:span><text:span text:style-name="T110_3">un</text:span><text:span text:style-name="T110_4"><text:s/></text:span><text:span text:style-name="T110_5">usuario</text:span><text:span text:style-name="T110_6"><text:s/></text:span><text:span text:style-name="T110_7">debe</text:span><text:span text:style-name="T110_8"><text:s/></text:span><text:span text:style-name="T110_9">poder</text:span><text:span text:style-name="T110_10"><text:s/></text:span><text:span text:style-name="T110_11">editar</text:span><text:span text:style-name="T110_12"><text:s/></text:span><text:span text:style-name="T110_13">su</text:span><text:span text:style-name="T110_14"><text:s/></text:span><text:span text:style-name="T110_15">perfil</text:span></text:p>
        </text:list-item>
      </text:list>
      <text:h text:style-name="P111" text:outline-level="10"><text:bookmark-start text:name="h.hpavd0pq9miu"/><text:bookmark-end text:name="h.hpavd0pq9miu"/><text:span text:style-name="T111_1">Requisitos</text:span><text:span text:style-name="T111_2"><text:s/></text:span><text:span text:style-name="T111_3">no</text:span><text:span text:style-name="T111_4"><text:s/></text:span><text:span text:style-name="T111_5">funcionales</text:span></text:h>
      <text:list text:style-name="LS7" xml:id="list22">
        <text:list-item>
          <text:p text:style-name="P112"><text:span text:style-name="T112_1">RNF</text:span><text:span text:style-name="T112_2">-1:<text:s/></text:span></text:p>
        </text:list-item>
      </text:list>
      <text:p text:style-name="P113"/>
      <text:p text:style-name="P114"/>
      <text:h text:style-name="P115" text:outline-level="10"><text:bookmark-start text:name="h.ho4rmbyxq5bx"/><text:bookmark-end text:name="h.ho4rmbyxq5bx"/><text:span text:style-name="T115_1">Modelado</text:span><text:span text:style-name="T115_2"><text:s/></text:span><text:span text:style-name="T115_3">UWE</text:span></text:h>
      <text:p text:style-name="P116"/>
      <text:h text:style-name="P117" text:outline-level="10"><text:bookmark-start text:name="h.rzajv9wo0o2a"/><text:bookmark-end text:name="h.rzajv9wo0o2a"/><text:span text:style-name="T117_1">Modelo</text:span><text:span text:style-name="T117_2"><text:s/></text:span><text:span text:style-name="T117_3">de</text:span><text:span text:style-name="T117_4"><text:s/></text:span><text:span text:style-name="T117_5">Requisitos</text:span></text:h>
      <text:p text:style-name="P118"/>
      <text:h text:style-name="P119" text:outline-level="10"><text:bookmark-start text:name="h.8x5zzbvhzqlp"/><text:bookmark-end text:name="h.8x5zzbvhzqlp"/><text:span text:style-name="T119_1">Modelo</text:span><text:span text:style-name="T119_2"><text:s/></text:span><text:span text:style-name="T119_3">de</text:span><text:span text:style-name="T119_4"><text:s/></text:span><text:span text:style-name="T119_5">Contenido</text:span></text:h>
      <text:p text:style-name="P120"/>
      <text:h text:style-name="P121" text:outline-level="10"><text:bookmark-start text:name="h.cap87ae4gd0l"/><text:bookmark-end text:name="h.cap87ae4gd0l"/><text:span text:style-name="T121_1">Modelo</text:span><text:span text:style-name="T121_2"><text:s/></text:span><text:span text:style-name="T121_3">de</text:span><text:span text:style-name="T121_4"><text:s/></text:span><text:span text:style-name="T121_5">Navegación</text:span></text:h>
      <text:p text:style-name="P122"/>
      <text:h text:style-name="P123" text:outline-level="10"><text:bookmark-start text:name="h.ezs798e1i7au"/><text:bookmark-end text:name="h.ezs798e1i7au"/><text:span text:style-name="T123_1">Modelo</text:span><text:span text:style-name="T123_2"><text:s/></text:span><text:span text:style-name="T123_3">de</text:span><text:span text:style-name="T123_4"><text:s/></text:span><text:span text:style-name="T123_5">Procesos</text:span></text:h>
      <text:p text:style-name="P124"/>
      <text:h text:style-name="P125" text:outline-level="10"><text:bookmark-start text:name="h.jcntupe5aeh5"/><text:bookmark-end text:name="h.jcntupe5aeh5"/><text:span text:style-name="T125_1">Modelo</text:span><text:span text:style-name="T125_2"><text:s/></text:span><text:span text:style-name="T125_3">de</text:span><text:span text:style-name="T125_4"><text:s/></text:span><text:span text:style-name="T125_5">Presentación</text:span></text:h>
      <text:p text:style-name="P1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